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results" table:style-name="ta1">
        <table:shapes>
          <draw:frame draw:z-index="0" draw:name="pluto" draw:style-name="gr1" draw:text-style-name="P1" svg:width="737.46pt" svg:height="469.08pt" svg:x="425.57pt" svg:y="232.67pt">
            <loext:p draw:notify-on-update-of-ranges="final_results.I2:final_results.I17 final_results.K1:final_results.K1 final_results.K2:final_results.K17 final_results.I2:final_results.I17 final_results.L1:final_results.L1 final_results.L2:final_results.L17 final_results.I2:final_results.I17 final_results.M1:final_results.M1 final_results.M2:final_results.M17 final_results.I2:final_results.I17 final_results.N1:final_results.N1 final_results.N2:final_results.N17 final_results.I2:final_results.I17 final_results.O1:final_results.O1 final_results.O2:final_results.O17 final_results.I2:final_results.I17 final_results.P1:final_results.P1 final_results.P2:final_results.P17 final_results.I2:final_results.I17 final_results.Q1:final_results.Q1 final_results.Q2:final_results.Q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0.87pt" svg:height="377.21pt" svg:x="426.36pt" svg:y="1859.78pt">
            <loext:p draw:notify-on-update-of-ranges="final_results.I129:final_results.I144 final_results.K128:final_results.K128 final_results.K129:final_results.K144 final_results.I129:final_results.I144 final_results.L128:final_results.L128 final_results.L129:final_results.L144 final_results.I129:final_results.I144 final_results.M128:final_results.M128 final_results.M129:final_results.M144 final_results.I129:final_results.I144 final_results.N128:final_results.N128 final_results.N129:final_results.N144 final_results.I129:final_results.I144 final_results.O128:final_results.O128 final_results.O129:final_results.O144 final_results.I129:final_results.I144 final_results.P128:final_results.P128 final_results.P129:final_results.P144 final_results.I129:final_results.I144 final_results.Q128:final_results.Q128 final_results.Q129:final_results.Q1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63.75pt" svg:height="390.76pt" svg:x="432.68pt" svg:y="3471.82pt">
            <loext:p draw:notify-on-update-of-ranges="final_results.I255:final_results.I270 final_results.K254:final_results.K254 final_results.K255:final_results.K270 final_results.I255:final_results.I270 final_results.L254:final_results.L254 final_results.L255:final_results.L270 final_results.I255:final_results.I270 final_results.M254:final_results.M254 final_results.M255:final_results.M270 final_results.I255:final_results.I270 final_results.N254:final_results.N254 final_results.N255:final_results.N270 final_results.I255:final_results.I270 final_results.O254:final_results.O254 final_results.O255:final_results.O270 final_results.I255:final_results.I270 final_results.P254:final_results.P254 final_results.P255:final_results.P270 final_results.I255:final_results.I270 final_results.Q254:final_results.Q254 final_results.Q255:final_results.Q2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69.28pt" svg:height="399.06pt" svg:x="298.46pt" svg:y="5097.4pt">
            <loext:p draw:notify-on-update-of-ranges="final_results.G382:final_results.G397 final_results.I381:final_results.I381 final_results.I382:final_results.I397 final_results.G382:final_results.G397 final_results.J381:final_results.J381 final_results.J382:final_results.J397 final_results.G382:final_results.G397 final_results.K381:final_results.K381 final_results.K382:final_results.K397 final_results.G382:final_results.G397 final_results.L381:final_results.L381 final_results.L382:final_results.L397 final_results.G382:final_results.G397 final_results.M381:final_results.M381 final_results.M382:final_results.M397 final_results.G382:final_results.G397 final_results.N381:final_results.N381 final_results.N382:final_results.N397 final_results.G382:final_results.G397 final_results.O381:final_results.O381 final_results.O382:final_results.O39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96.92pt" svg:height="384.77pt" svg:x="972.45pt" svg:y="6237.27pt">
            <loext:p draw:notify-on-update-of-ranges="final_results.B525:final_results.B538 final_results.C524:final_results.C524 final_results.C525:final_results.C538 final_results.B525:final_results.B538 final_results.D524:final_results.D524 final_results.D525:final_results.D538 final_results.B525:final_results.B538 final_results.E524:final_results.E524 final_results.E525:final_results.E538 final_results.B525:final_results.B538 final_results.F524:final_results.F524 final_results.F525:final_results.F5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30.48pt" svg:height="298.37pt" svg:x="547.23pt" svg:y="6953.16pt">
            <loext:p draw:notify-on-update-of-ranges="final_results.B545:final_results.B558 final_results.G544:final_results.G544 final_results.G545:final_results.G558 final_results.B545:final_results.B558 final_results.H544:final_results.H544 final_results.H545:final_results.H5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72.77pt" svg:height="346.37pt" svg:x="297.04pt" svg:y="7332.12pt">
            <loext:p draw:notify-on-update-of-ranges="final_results.B565:final_results.B600 final_results.D565:final_results.D60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555.39pt" svg:height="354.64pt" svg:x="441.61pt" svg:y="2247.53pt">
            <loext:p draw:notify-on-update-of-ranges="final_results.S151:final_results.S151 final_results.S152:final_results.S180 final_results.U151:final_results.U151 final_results.U152:final_results.U18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9pt" svg:height="255.23pt" svg:x="1192.2pt" svg:y="7061.95pt">
            <loext:p draw:notify-on-update-of-ranges="final_results.I526:final_results.I533 final_results.J526:final_results.J533 final_results.I526:final_results.I533 final_results.L526:final_results.L5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46pt" svg:height="255.26pt" svg:x="1122.09pt" svg:y="6748.24pt">
            <loext:p draw:notify-on-update-of-ranges="final_results.I526:final_results.I533 final_results.N526:final_results.N53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time 1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1.07" calcext:value-type="float">
            <text:p>1.07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1.39" calcext:value-type="float">
            <text:p>1.39</text:p>
          </table:table-cell>
          <table:table-cell office:value-type="float" office:value="1.28" calcext:value-type="float">
            <text:p>1.28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1.63" calcext:value-type="float">
            <text:p>1.63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88" calcext:value-type="float">
            <text:p>1.88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2.82" calcext:value-type="float">
            <text:p>2.82</text:p>
          </table:table-cell>
          <table:table-cell office:value-type="float" office:value="2.59" calcext:value-type="float">
            <text:p>2.59</text:p>
          </table:table-cell>
          <table:table-cell office:value-type="float" office:value="2.53" calcext:value-type="float">
            <text:p>2.53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2.51" calcext:value-type="float">
            <text:p>2.51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5.91" calcext:value-type="float">
            <text:p>5.91</text:p>
          </table:table-cell>
          <table:table-cell office:value-type="float" office:value="5.43" calcext:value-type="float">
            <text:p>5.43</text:p>
          </table:table-cell>
          <table:table-cell office:value-type="float" office:value="5.31" calcext:value-type="float">
            <text:p>5.31</text:p>
          </table:table-cell>
          <table:table-cell office:value-type="float" office:value="5.21" calcext:value-type="float">
            <text:p>5.21</text:p>
          </table:table-cell>
          <table:table-cell office:value-type="float" office:value="5.23" calcext:value-type="float">
            <text:p>5.23</text:p>
          </table:table-cell>
          <table:table-cell office:value-type="float" office:value="5.28" calcext:value-type="float">
            <text:p>5.28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39" calcext:value-type="float">
            <text:p>9.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9.39" calcext:value-type="float">
            <text:p>9.39</text:p>
          </table:table-cell>
          <table:table-cell office:value-type="float" office:value="7.06" calcext:value-type="float">
            <text:p>7.06</text:p>
          </table:table-cell>
          <table:table-cell office:value-type="float" office:value="6.48" calcext:value-type="float">
            <text:p>6.48</text:p>
          </table:table-cell>
          <table:table-cell office:value-type="float" office:value="6.34" calcext:value-type="float">
            <text:p>6.34</text:p>
          </table:table-cell>
          <table:table-cell office:value-type="float" office:value="6.22" calcext:value-type="float">
            <text:p>6.22</text:p>
          </table:table-cell>
          <table:table-cell office:value-type="float" office:value="6.24" calcext:value-type="float">
            <text:p>6.24</text:p>
          </table:table-cell>
          <table:table-cell office:value-type="float" office:value="6.31" calcext:value-type="float">
            <text:p>6.31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.98</text:p>
          </table:table-cell>
          <table:table-cell office:value-type="float" office:value="10.52" calcext:value-type="float">
            <text:p>10.52</text:p>
          </table:table-cell>
          <table:table-cell office:value-type="float" office:value="9.66" calcext:value-type="float">
            <text:p>9.66</text:p>
          </table:table-cell>
          <table:table-cell office:value-type="float" office:value="9.45" calcext:value-type="float">
            <text:p>9.45</text:p>
          </table:table-cell>
          <table:table-cell office:value-type="float" office:value="9.26" calcext:value-type="float">
            <text:p>9.26</text:p>
          </table:table-cell>
          <table:table-cell office:value-type="float" office:value="9.3" calcext:value-type="float">
            <text:p>9.3</text:p>
          </table:table-cell>
          <table:table-cell office:value-type="float" office:value="9.41" calcext:value-type="float">
            <text:p>9.41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  <table:table-cell office:value-type="float" office:value="14.17" calcext:value-type="float">
            <text:p>14.17</text:p>
          </table:table-cell>
          <table:table-cell office:value-type="float" office:value="13.01" calcext:value-type="float">
            <text:p>13.01</text:p>
          </table:table-cell>
          <table:table-cell office:value-type="float" office:value="12.73" calcext:value-type="float">
            <text:p>12.73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18.4" calcext:value-type="float">
            <text:p>18.4</text:p>
          </table:table-cell>
          <table:table-cell office:value-type="float" office:value="16.89" calcext:value-type="float">
            <text:p>16.89</text:p>
          </table:table-cell>
          <table:table-cell office:value-type="float" office:value="16.53" calcext:value-type="float">
            <text:p>16.53</text:p>
          </table:table-cell>
          <table:table-cell office:value-type="float" office:value="16.21" calcext:value-type="float">
            <text:p>16.21</text:p>
          </table:table-cell>
          <table:table-cell office:value-type="float" office:value="16.27" calcext:value-type="float">
            <text:p>16.27</text:p>
          </table:table-cell>
          <table:table-cell office:value-type="float" office:value="16.45" calcext:value-type="float">
            <text:p>16.45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.28</text:p>
          </table:table-cell>
          <table:table-cell office:value-type="float" office:value="20.54" calcext:value-type="float">
            <text:p>20.54</text:p>
          </table:table-cell>
          <table:table-cell office:value-type="float" office:value="18.88" calcext:value-type="float">
            <text:p>18.88</text:p>
          </table:table-cell>
          <table:table-cell office:value-type="float" office:value="18.47" calcext:value-type="float">
            <text:p>18.47</text:p>
          </table:table-cell>
          <table:table-cell office:value-type="float" office:value="18.12" calcext:value-type="float">
            <text:p>18.12</text:p>
          </table:table-cell>
          <table:table-cell office:value-type="float" office:value="18.17" calcext:value-type="float">
            <text:p>18.17</text:p>
          </table:table-cell>
          <table:table-cell office:value-type="float" office:value="18.38" calcext:value-type="float">
            <text:p>18.38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73" calcext:value-type="float">
            <text:p>39.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9.73" calcext:value-type="float">
            <text:p>39.73</text:p>
          </table:table-cell>
          <table:table-cell office:value-type="float" office:value="29.88" calcext:value-type="float">
            <text:p>29.88</text:p>
          </table:table-cell>
          <table:table-cell office:value-type="float" office:value="27.4" calcext:value-type="float">
            <text:p>27.4</text:p>
          </table:table-cell>
          <table:table-cell office:value-type="float" office:value="26.84" calcext:value-type="float">
            <text:p>26.84</text:p>
          </table:table-cell>
          <table:table-cell office:value-type="float" office:value="26.29" calcext:value-type="float">
            <text:p>26.29</text:p>
          </table:table-cell>
          <table:table-cell office:value-type="float" office:value="26.4" calcext:value-type="float">
            <text:p>26.4</text:p>
          </table:table-cell>
          <table:table-cell office:value-type="float" office:value="26.69" calcext:value-type="float">
            <text:p>26.69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6.22" calcext:value-type="float">
            <text:p>46.22</text:p>
          </table:table-cell>
          <table:table-cell office:value-type="float" office:value="34.74" calcext:value-type="float">
            <text:p>34.74</text:p>
          </table:table-cell>
          <table:table-cell office:value-type="float" office:value="31.89" calcext:value-type="float">
            <text:p>31.89</text:p>
          </table:table-cell>
          <table:table-cell office:value-type="float" office:value="31.24" calcext:value-type="float">
            <text:p>31.24</text:p>
          </table:table-cell>
          <table:table-cell office:value-type="float" office:value="30.61" calcext:value-type="float">
            <text:p>30.61</text:p>
          </table:table-cell>
          <table:table-cell office:value-type="float" office:value="30.75" calcext:value-type="float">
            <text:p>30.75</text:p>
          </table:table-cell>
          <table:table-cell office:value-type="float" office:value="31.08" calcext:value-type="float">
            <text:p>31.08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4.17" calcext:value-type="float">
            <text:p>14.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0.54" calcext:value-type="float">
            <text:p>20.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34.74" calcext:value-type="float">
            <text:p>34.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6.89" calcext:value-type="float">
            <text:p>16.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31.89" calcext:value-type="float">
            <text:p>31.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.73" calcext:value-type="float">
            <text:p>12.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6.53" calcext:value-type="float">
            <text:p>16.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8.47" calcext:value-type="float">
            <text:p>18.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.21" calcext:value-type="float">
            <text:p>5.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.22" calcext:value-type="float">
            <text:p>6.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6.21" calcext:value-type="float">
            <text:p>16.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6.29" calcext:value-type="float">
            <text:p>26.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0.61" calcext:value-type="float">
            <text:p>30.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2.53" calcext:value-type="float">
            <text:p>12.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6.27" calcext:value-type="float">
            <text:p>16.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office:value-type="float" office:value="18.17" calcext:value-type="float">
            <text:p>18.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office:value-type="float" office:value="6.31" calcext:value-type="float">
            <text:p>6.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" calcext:value-type="float">
            <text:p>14</text:p>
          </table:table-cell>
          <table:table-cell office:value-type="float" office:value="18.38" calcext:value-type="float">
            <text:p>18.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26.69" calcext:value-type="float">
            <text:p>26.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time 1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0.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.84" calcext:value-type="float">
            <text:p>0.84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39" calcext:value-type="float">
            <text:p>1.39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1.21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1.63" calcext:value-type="float">
            <text:p>1.63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.42" calcext:value-type="float">
            <text:p>1.42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88" calcext:value-type="float">
            <text:p>1.88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table:number-columns-repeated="3" office:value-type="float" office:value="1.64" calcext:value-type="float">
            <text:p>1.64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 office:value-type="float" office:value="2.82" calcext:value-type="float">
            <text:p>2.82</text:p>
          </table:table-cell>
          <table:table-cell office:value-type="float" office:value="2.53" calcext:value-type="float">
            <text:p>2.53</text:p>
          </table:table-cell>
          <table:table-cell office:value-type="float" office:value="2.46" calcext:value-type="float">
            <text:p>2.46</text:p>
          </table:table-cell>
          <table:table-cell table:number-columns-repeated="3" office:value-type="float" office:value="2.45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5.91" calcext:value-type="float">
            <text:p>5.91</text:p>
          </table:table-cell>
          <table:table-cell office:value-type="float" office:value="5.32" calcext:value-type="float">
            <text:p>5.32</text:p>
          </table:table-cell>
          <table:table-cell office:value-type="float" office:value="5.17" calcext:value-type="float">
            <text:p>5.17</text:p>
          </table:table-cell>
          <table:table-cell table:number-columns-repeated="3" office:value-type="float" office:value="5.15" calcext:value-type="float">
            <text:p>5.1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7.06" calcext:value-type="float">
            <text:p>7.06</text:p>
          </table:table-cell>
          <table:table-cell office:value-type="float" office:value="6.36" calcext:value-type="float">
            <text:p>6.36</text:p>
          </table:table-cell>
          <table:table-cell office:value-type="float" office:value="6.17" calcext:value-type="float">
            <text:p>6.17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6.14" calcext:value-type="float">
            <text:p>6.14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10.52" calcext:value-type="float">
            <text:p>10.52</text:p>
          </table:table-cell>
          <table:table-cell office:value-type="float" office:value="9.47" calcext:value-type="float">
            <text:p>9.47</text:p>
          </table:table-cell>
          <table:table-cell office:value-type="float" office:value="9.2" calcext:value-type="float">
            <text:p>9.2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14.18" calcext:value-type="float">
            <text:p>14.1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38" calcext:value-type="float">
            <text:p>12.38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3" calcext:value-type="float">
            <text:p>12.33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6" calcext:value-type="float">
            <text:p>24.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6" calcext:value-type="float">
            <text:p>24.46</text:p>
          </table:table-cell>
          <table:table-cell office:value-type="float" office:value="18.39" calcext:value-type="float">
            <text:p>18.39</text:p>
          </table:table-cell>
          <table:table-cell office:value-type="float" office:value="16.57" calcext:value-type="float">
            <text:p>16.57</text:p>
          </table:table-cell>
          <table:table-cell office:value-type="float" office:value="16.08" calcext:value-type="float">
            <text:p>16.08</text:p>
          </table:table-cell>
          <table:table-cell office:value-type="float" office:value="16.05" calcext:value-type="float">
            <text:p>16.05</text:p>
          </table:table-cell>
          <table:table-cell table:number-columns-repeated="2" office:value-type="float" office:value="16.03" calcext:value-type="float">
            <text:p>16.03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29" calcext:value-type="float">
            <text:p>27.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29" calcext:value-type="float">
            <text:p>27.29</text:p>
          </table:table-cell>
          <table:table-cell office:value-type="float" office:value="20.54" calcext:value-type="float">
            <text:p>20.54</text:p>
          </table:table-cell>
          <table:table-cell office:value-type="float" office:value="18.5" calcext:value-type="float">
            <text:p>18.5</text:p>
          </table:table-cell>
          <table:table-cell office:value-type="float" office:value="17.96" calcext:value-type="float">
            <text:p>17.96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" calcext:value-type="float">
            <text:p>17.9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  <table:table-cell office:value-type="float" office:value="29.85" calcext:value-type="float">
            <text:p>29.85</text:p>
          </table:table-cell>
          <table:table-cell office:value-type="float" office:value="26.86" calcext:value-type="float">
            <text:p>26.86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.99" calcext:value-type="float">
            <text:p>25.99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17" calcext:value-type="float">
            <text:p>46.1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17" calcext:value-type="float">
            <text:p>46.17</text:p>
          </table:table-cell>
          <table:table-cell office:value-type="float" office:value="34.73" calcext:value-type="float">
            <text:p>34.73</text:p>
          </table:table-cell>
          <table:table-cell office:value-type="float" office:value="31.26" calcext:value-type="float">
            <text:p>31.26</text:p>
          </table:table-cell>
          <table:table-cell office:value-type="float" office:value="30.36" calcext:value-type="float">
            <text:p>30.36</text:p>
          </table:table-cell>
          <table:table-cell office:value-type="float" office:value="30.29" calcext:value-type="float">
            <text:p>30.29</text:p>
          </table:table-cell>
          <table:table-cell office:value-type="float" office:value="30.27" calcext:value-type="float">
            <text:p>30.27</text:p>
          </table:table-cell>
          <table:table-cell office:value-type="float" office:value="30.25" calcext:value-type="float">
            <text:p>30.25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own sys cpu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mpl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4.18" calcext:value-type="float">
            <text:p>14.1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18.39" calcext:value-type="float">
            <text:p>18.3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0.54" calcext:value-type="float">
            <text:p>20.5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29.85" calcext:value-type="float">
            <text:p>29.8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34.73" calcext:value-type="float">
            <text:p>34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100" calcext:value-type="float">
            <text:p>1100</text:p>
          </table:table-cell>
          <table:table-cell office:value-type="float" office:value="-1" calcext:value-type="float">
            <text:p>-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impl</text:p>
          </table:table-cell>
          <table:table-cell table:number-columns-repeated="14"/>
          <table:table-cell office:value-type="float" office:value="1400" calcext:value-type="float">
            <text:p>1400</text:p>
          </table:table-cell>
          <table:table-cell office:value-type="float" office:value="-1" calcext:value-type="float">
            <text:p>-1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600" calcext:value-type="float">
            <text:p>1600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900" calcext:value-type="float">
            <text:p>1900</text:p>
          </table:table-cell>
          <table:table-cell office:value-type="float" office:value="-1" calcext:value-type="float">
            <text:p>-1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200" calcext:value-type="float">
            <text:p>2200</text:p>
          </table:table-cell>
          <table:table-cell office:value-type="float" office:value="-1" calcext:value-type="float">
            <text:p>-1</text:p>
          </table:table-cell>
          <table:table-cell office:value-type="float" office:value="4.69" calcext:value-type="float">
            <text:p>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400" calcext:value-type="float">
            <text:p>2400</text:p>
          </table:table-cell>
          <table:table-cell office:value-type="float" office:value="-1" calcext:value-type="float">
            <text:p>-1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600" calcext:value-type="float">
            <text:p>2600</text:p>
          </table:table-cell>
          <table:table-cell office:value-type="float" office:value="-1" calcext:value-type="float">
            <text:p>-1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800" calcext:value-type="float">
            <text:p>2800</text:p>
          </table:table-cell>
          <table:table-cell office:value-type="float" office:value="-1" calcext:value-type="float">
            <text:p>-1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12.29" calcext:value-type="float">
            <text:p>1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200" calcext:value-type="float">
            <text:p>3200</text:p>
          </table:table-cell>
          <table:table-cell office:value-type="float" office:value="-1" calcext:value-type="float">
            <text:p>-1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2.75" calcext:value-type="float">
            <text:p>12.7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600" calcext:value-type="float">
            <text:p>3600</text:p>
          </table:table-cell>
          <table:table-cell office:value-type="float" office:value="-1" calcext:value-type="float">
            <text:p>-1</text:p>
          </table:table-cell>
          <table:table-cell office:value-type="float" office:value="21.26" calcext:value-type="float">
            <text:p>2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6.57" calcext:value-type="float">
            <text:p>16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800" calcext:value-type="float">
            <text:p>3800</text:p>
          </table:table-cell>
          <table:table-cell office:value-type="float" office:value="-1" calcext:value-type="float">
            <text:p>-1</text:p>
          </table:table-cell>
          <table:table-cell office:value-type="float" office:value="25.11" calcext:value-type="float">
            <text:p>2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6.86" calcext:value-type="float">
            <text:p>26.8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200" calcext:value-type="float">
            <text:p>4200</text:p>
          </table:table-cell>
          <table:table-cell office:value-type="float" office:value="-1" calcext:value-type="float">
            <text:p>-1</text:p>
          </table:table-cell>
          <table:table-cell office:value-type="float" office:value="34.06" calcext:value-type="float">
            <text:p>3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31.26" calcext:value-type="float">
            <text:p>31.2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500" calcext:value-type="float">
            <text:p>4500</text:p>
          </table:table-cell>
          <table:table-cell office:value-type="float" office:value="-1" calcext:value-type="float">
            <text:p>-1</text:p>
          </table:table-cell>
          <table:table-cell office:value-type="float" office:value="41.86" calcext:value-type="float">
            <text:p>4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7.96" calcext:value-type="float">
            <text:p>17.9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26.09" calcext:value-type="float">
            <text:p>26.09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30.36" calcext:value-type="float">
            <text:p>30.3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.15" calcext:value-type="float">
            <text:p>6.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6.05" calcext:value-type="float">
            <text:p>16.0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7.93" calcext:value-type="float">
            <text:p>17.9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0.29" calcext:value-type="float">
            <text:p>30.29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6.15" calcext:value-type="float">
            <text:p>6.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2.34" calcext:value-type="float">
            <text:p>12.3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6.03" calcext:value-type="float">
            <text:p>16.0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0.27" calcext:value-type="float">
            <text:p>30.2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16.03" calcext:value-type="float">
            <text:p>16.0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25.99" calcext:value-type="float">
            <text:p>25.99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30.25" calcext:value-type="float">
            <text:p>30.25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time 1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1.08" calcext:value-type="float">
            <text:p>1.08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1.64" calcext:value-type="float">
            <text:p>1.64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2.51" calcext:value-type="float">
            <text:p>2.51</text:p>
          </table:table-cell>
          <table:table-cell office:value-type="float" office:value="1.89" calcext:value-type="float">
            <text:p>1.89</text:p>
          </table:table-cell>
          <table:table-cell office:value-type="float" office:value="1.74" calcext:value-type="float">
            <text:p>1.7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.74</text:p>
          </table:table-cell>
          <table:table-cell office:value-type="float" office:value="2.82" calcext:value-type="float">
            <text:p>2.82</text:p>
          </table:table-cell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2.49" calcext:value-type="float">
            <text:p>2.49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office:value-type="float" office:value="5.93" calcext:value-type="float">
            <text:p>5.93</text:p>
          </table:table-cell>
          <table:table-cell office:value-type="float" office:value="5.44" calcext:value-type="float">
            <text:p>5.44</text:p>
          </table:table-cell>
          <table:table-cell office:value-type="float" office:value="5.33" calcext:value-type="float">
            <text:p>5.33</text:p>
          </table:table-cell>
          <table:table-cell office:value-type="float" office:value="5.22" calcext:value-type="float">
            <text:p>5.22</text:p>
          </table:table-cell>
          <table:table-cell office:value-type="float" office:value="5.25" calcext:value-type="float">
            <text:p>5.25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7.07" calcext:value-type="float">
            <text:p>7.07</text:p>
          </table:table-cell>
          <table:table-cell office:value-type="float" office:value="6.5" calcext:value-type="float">
            <text:p>6.5</text:p>
          </table:table-cell>
          <table:table-cell office:value-type="float" office:value="6.36" calcext:value-type="float">
            <text:p>6.36</text:p>
          </table:table-cell>
          <table:table-cell office:value-type="float" office:value="6.24" calcext:value-type="float">
            <text:p>6.24</text:p>
          </table:table-cell>
          <table:table-cell office:value-type="float" office:value="6.26" calcext:value-type="float">
            <text:p>6.26</text:p>
          </table:table-cell>
          <table:table-cell office:value-type="float" office:value="6.33" calcext:value-type="float">
            <text:p>6.33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3.98" calcext:value-type="float">
            <text:p>13.98</text:p>
          </table:table-cell>
          <table:table-cell office:value-type="float" office:value="10.54" calcext:value-type="float">
            <text:p>10.54</text:p>
          </table:table-cell>
          <table:table-cell office:value-type="float" office:value="9.68" calcext:value-type="float">
            <text:p>9.68</text:p>
          </table:table-cell>
          <table:table-cell office:value-type="float" office:value="9.48" calcext:value-type="float">
            <text:p>9.48</text:p>
          </table:table-cell>
          <table:table-cell office:value-type="float" office:value="9.3" calcext:value-type="float">
            <text:p>9.3</text:p>
          </table:table-cell>
          <table:table-cell office:value-type="float" office:value="9.33" calcext:value-type="float">
            <text:p>9.3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83" calcext:value-type="float">
            <text:p>18.8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8.83" calcext:value-type="float">
            <text:p>18.83</text:p>
          </table:table-cell>
          <table:table-cell office:value-type="float" office:value="14.19" calcext:value-type="float">
            <text:p>14.19</text:p>
          </table:table-cell>
          <table:table-cell office:value-type="float" office:value="13.04" calcext:value-type="float">
            <text:p>13.04</text:p>
          </table:table-cell>
          <table:table-cell office:value-type="float" office:value="12.76" calcext:value-type="float">
            <text:p>12.76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6" calcext:value-type="float">
            <text:p>12.56</text:p>
          </table:table-cell>
          <table:table-cell office:value-type="float" office:value="12.7" calcext:value-type="float">
            <text:p>12.7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5" calcext:value-type="float">
            <text:p>24.4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4.45" calcext:value-type="float">
            <text:p>24.45</text:p>
          </table:table-cell>
          <table:table-cell office:value-type="float" office:value="18.42" calcext:value-type="float">
            <text:p>18.42</text:p>
          </table:table-cell>
          <table:table-cell office:value-type="float" office:value="16.93" calcext:value-type="float">
            <text:p>16.93</text:p>
          </table:table-cell>
          <table:table-cell office:value-type="float" office:value="16.57" calcext:value-type="float">
            <text:p>16.57</text:p>
          </table:table-cell>
          <table:table-cell office:value-type="float" office:value="16.27" calcext:value-type="float">
            <text:p>16.27</text:p>
          </table:table-cell>
          <table:table-cell office:value-type="float" office:value="16.31" calcext:value-type="float">
            <text:p>16.31</text:p>
          </table:table-cell>
          <table:table-cell office:value-type="float" office:value="16.49" calcext:value-type="float">
            <text:p>16.49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29" calcext:value-type="float">
            <text:p>27.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7.29" calcext:value-type="float">
            <text:p>27.29</text:p>
          </table:table-cell>
          <table:table-cell office:value-type="float" office:value="20.59" calcext:value-type="float">
            <text:p>20.59</text:p>
          </table:table-cell>
          <table:table-cell office:value-type="float" office:value="18.94" calcext:value-type="float">
            <text:p>18.94</text:p>
          </table:table-cell>
          <table:table-cell office:value-type="float" office:value="18.51" calcext:value-type="float">
            <text:p>18.51</text:p>
          </table:table-cell>
          <table:table-cell office:value-type="float" office:value="18.16" calcext:value-type="float">
            <text:p>18.16</text:p>
          </table:table-cell>
          <table:table-cell office:value-type="float" office:value="18.21" calcext:value-type="float">
            <text:p>18.21</text:p>
          </table:table-cell>
          <table:table-cell office:value-type="float" office:value="18.42" calcext:value-type="float">
            <text:p>18.42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75" calcext:value-type="float">
            <text:p>39.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39.75" calcext:value-type="float">
            <text:p>39.75</text:p>
          </table:table-cell>
          <table:table-cell office:value-type="float" office:value="29.9" calcext:value-type="float">
            <text:p>29.9</text:p>
          </table:table-cell>
          <table:table-cell office:value-type="float" office:value="27.45" calcext:value-type="float">
            <text:p>27.45</text:p>
          </table:table-cell>
          <table:table-cell office:value-type="float" office:value="26.87" calcext:value-type="float">
            <text:p>26.87</text:p>
          </table:table-cell>
          <table:table-cell office:value-type="float" office:value="26.34" calcext:value-type="float">
            <text:p>26.34</text:p>
          </table:table-cell>
          <table:table-cell office:value-type="float" office:value="26.45" calcext:value-type="float">
            <text:p>26.45</text:p>
          </table:table-cell>
          <table:table-cell office:value-type="float" office:value="26.76" calcext:value-type="float">
            <text:p>26.76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18" calcext:value-type="float">
            <text:p>46.1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46.18</text:p>
          </table:table-cell>
          <table:table-cell office:value-type="float" office:value="34.78" calcext:value-type="float">
            <text:p>34.78</text:p>
          </table:table-cell>
          <table:table-cell office:value-type="float" office:value="31.95" calcext:value-type="float">
            <text:p>31.95</text:p>
          </table:table-cell>
          <table:table-cell office:value-type="float" office:value="31.27" calcext:value-type="float">
            <text:p>31.27</text:p>
          </table:table-cell>
          <table:table-cell office:value-type="float" office:value="30.67" calcext:value-type="float">
            <text:p>30.67</text:p>
          </table:table-cell>
          <table:table-cell office:value-type="float" office:value="30.8" calcext:value-type="float">
            <text:p>30.8</text:p>
          </table:table-cell>
          <table:table-cell office:value-type="float" office:value="31.16" calcext:value-type="float">
            <text:p>31.16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.07" calcext:value-type="float">
            <text:p>7.0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0.54" calcext:value-type="float">
            <text:p>10.5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4.19" calcext:value-type="float">
            <text:p>14.1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18.42" calcext:value-type="float">
            <text:p>18.4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0.59" calcext:value-type="float">
            <text:p>20.5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34.78" calcext:value-type="float">
            <text:p>34.7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.74" calcext:value-type="float">
            <text:p>1.7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.44" calcext:value-type="float">
            <text:p>5.4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68" calcext:value-type="float">
            <text:p>9.6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3.04" calcext:value-type="float">
            <text:p>13.0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6.93" calcext:value-type="float">
            <text:p>16.9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8.94" calcext:value-type="float">
            <text:p>18.9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7.45" calcext:value-type="float">
            <text:p>27.4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31.95" calcext:value-type="float">
            <text:p>31.9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.47" calcext:value-type="float">
            <text:p>1.4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2.54" calcext:value-type="float">
            <text:p>2.5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.76" calcext:value-type="float">
            <text:p>12.7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6.57" calcext:value-type="float">
            <text:p>16.5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8.51" calcext:value-type="float">
            <text:p>18.5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26.87" calcext:value-type="float">
            <text:p>26.8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31.27" calcext:value-type="float">
            <text:p>31.2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.44" calcext:value-type="float">
            <text:p>1.4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2.49" calcext:value-type="float">
            <text:p>2.4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.22" calcext:value-type="float">
            <text:p>5.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.24" calcext:value-type="float">
            <text:p>6.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6.27" calcext:value-type="float">
            <text:p>16.2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8.16" calcext:value-type="float">
            <text:p>18.1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6.34" calcext:value-type="float">
            <text:p>26.3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0.67" calcext:value-type="float">
            <text:p>30.6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2.56" calcext:value-type="float">
            <text:p>12.5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6.31" calcext:value-type="float">
            <text:p>16.3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office:value-type="float" office:value="18.21" calcext:value-type="float">
            <text:p>18.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6.45" calcext:value-type="float">
            <text:p>26.4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.69" calcext:value-type="float">
            <text:p>1.6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9.43" calcext:value-type="float">
            <text:p>9.4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" calcext:value-type="float">
            <text:p>14</text:p>
          </table:table-cell>
          <table:table-cell office:value-type="float" office:value="18.42" calcext:value-type="float">
            <text:p>18.4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26.76" calcext:value-type="float">
            <text:p>26.7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31.16" calcext:value-type="float">
            <text:p>31.1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time 14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.53" calcext:value-type="float">
            <text:p>0.5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68" calcext:value-type="float">
            <text:p>0.68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84" calcext:value-type="float">
            <text:p>0.84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2.17" calcext:value-type="float">
            <text:p>2.17</text:p>
          </table:table-cell>
          <table:table-cell office:value-type="float" office:value="1.64" calcext:value-type="float">
            <text:p>1.64</text:p>
          </table:table-cell>
          <table:table-cell office:value-type="float" office:value="1.48" calcext:value-type="float">
            <text:p>1.48</text:p>
          </table:table-cell>
          <table:table-cell table:number-columns-repeated="4" office:value-type="float" office:value="1.43" calcext:value-type="float">
            <text:p>1.43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.51" calcext:value-type="float">
            <text:p>2.51</text:p>
          </table:table-cell>
          <table:table-cell office:value-type="float" office:value="1.89" calcext:value-type="float">
            <text:p>1.89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1.65" calcext:value-type="float">
            <text:p>1.65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float" office:value="2.82" calcext:value-type="float">
            <text:p>2.82</text:p>
          </table:table-cell>
          <table:table-cell office:value-type="float" office:value="2.54" calcext:value-type="float">
            <text:p>2.54</text:p>
          </table:table-cell>
          <table:table-cell office:value-type="float" office:value="2.47" calcext:value-type="float">
            <text:p>2.47</text:p>
          </table:table-cell>
          <table:table-cell table:number-columns-repeated="3" office:value-type="float" office:value="2.46" calcext:value-type="float">
            <text:p>2.46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3" calcext:value-type="float">
            <text:p>3</text:p>
          </table:table-cell>
          <table:table-cell office:value-type="float" office:value="7.86" calcext:value-type="float">
            <text:p>7.86</text:p>
          </table:table-cell>
          <table:table-cell office:value-type="float" office:value="5.93" calcext:value-type="float">
            <text:p>5.93</text:p>
          </table:table-cell>
          <table:table-cell office:value-type="float" office:value="5.34" calcext:value-type="float">
            <text:p>5.34</text:p>
          </table:table-cell>
          <table:table-cell office:value-type="float" office:value="5.18" calcext:value-type="float">
            <text:p>5.18</text:p>
          </table:table-cell>
          <table:table-cell office:value-type="float" office:value="5.17" calcext:value-type="float">
            <text:p>5.17</text:p>
          </table:table-cell>
          <table:table-cell table:number-columns-repeated="2" office:value-type="float" office:value="5.16" calcext:value-type="float">
            <text:p>5.16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7.07" calcext:value-type="float">
            <text:p>7.07</text:p>
          </table:table-cell>
          <table:table-cell office:value-type="float" office:value="6.38" calcext:value-type="float">
            <text:p>6.38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float" office:value="6.17" calcext:value-type="float">
            <text:p>6.17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.98" calcext:value-type="float">
            <text:p>13.98</text:p>
          </table:table-cell>
          <table:table-cell office:value-type="float" office:value="10.54" calcext:value-type="float">
            <text:p>10.54</text:p>
          </table:table-cell>
          <table:table-cell office:value-type="float" office:value="9.5" calcext:value-type="float">
            <text:p>9.5</text:p>
          </table:table-cell>
          <table:table-cell office:value-type="float" office:value="9.22" calcext:value-type="float">
            <text:p>9.22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9.19" calcext:value-type="float">
            <text:p>9.19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83" calcext:value-type="float">
            <text:p>18.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office:value-type="float" office:value="18.83" calcext:value-type="float">
            <text:p>18.83</text:p>
          </table:table-cell>
          <table:table-cell office:value-type="float" office:value="14.19" calcext:value-type="float">
            <text:p>14.1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2" calcext:value-type="float">
            <text:p>12.42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12.37" calcext:value-type="float">
            <text:p>12.37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4" calcext:value-type="float">
            <text:p>24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4.44" calcext:value-type="float">
            <text:p>24.44</text:p>
          </table:table-cell>
          <table:table-cell office:value-type="float" office:value="18.43" calcext:value-type="float">
            <text:p>18.43</text:p>
          </table:table-cell>
          <table:table-cell office:value-type="float" office:value="16.6" calcext:value-type="float">
            <text:p>16.6</text:p>
          </table:table-cell>
          <table:table-cell office:value-type="float" office:value="16.12" calcext:value-type="float">
            <text:p>16.12</text:p>
          </table:table-cell>
          <table:table-cell office:value-type="float" office:value="16.08" calcext:value-type="float">
            <text:p>16.08</text:p>
          </table:table-cell>
          <table:table-cell office:value-type="float" office:value="16.07" calcext:value-type="float">
            <text:p>16.07</text:p>
          </table:table-cell>
          <table:table-cell office:value-type="float" office:value="16.08" calcext:value-type="float">
            <text:p>16.08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28" calcext:value-type="float">
            <text:p>27.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office:value-type="float" office:value="27.28" calcext:value-type="float">
            <text:p>27.28</text:p>
          </table:table-cell>
          <table:table-cell office:value-type="float" office:value="20.58" calcext:value-type="float">
            <text:p>20.58</text:p>
          </table:table-cell>
          <table:table-cell office:value-type="float" office:value="18.55" calcext:value-type="float">
            <text:p>18.55</text:p>
          </table:table-cell>
          <table:table-cell office:value-type="float" office:value="18.01" calcext:value-type="float">
            <text:p>18.01</text:p>
          </table:table-cell>
          <table:table-cell office:value-type="float" office:value="17.97" calcext:value-type="float">
            <text:p>17.97</text:p>
          </table:table-cell>
          <table:table-cell table:number-columns-repeated="2" office:value-type="float" office:value="17.95" calcext:value-type="float">
            <text:p>17.95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74" calcext:value-type="float">
            <text:p>39.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office:value-type="float" office:value="39.74" calcext:value-type="float">
            <text:p>39.74</text:p>
          </table:table-cell>
          <table:table-cell office:value-type="float" office:value="29.92" calcext:value-type="float">
            <text:p>29.92</text:p>
          </table:table-cell>
          <table:table-cell office:value-type="float" office:value="26.91" calcext:value-type="float">
            <text:p>26.91</text:p>
          </table:table-cell>
          <table:table-cell office:value-type="float" office:value="26.14" calcext:value-type="float">
            <text:p>26.14</text:p>
          </table:table-cell>
          <table:table-cell office:value-type="float" office:value="26.07" calcext:value-type="float">
            <text:p>26.07</text:p>
          </table:table-cell>
          <table:table-cell office:value-type="float" office:value="26.05" calcext:value-type="float">
            <text:p>26.05</text:p>
          </table:table-cell>
          <table:table-cell office:value-type="float" office:value="26.04" calcext:value-type="float">
            <text:p>26.04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6.2" calcext:value-type="float">
            <text:p>46.2</text:p>
          </table:table-cell>
          <table:table-cell office:value-type="float" office:value="34.78" calcext:value-type="float">
            <text:p>34.78</text:p>
          </table:table-cell>
          <table:table-cell office:value-type="float" office:value="31.32" calcext:value-type="float">
            <text:p>31.32</text:p>
          </table:table-cell>
          <table:table-cell office:value-type="float" office:value="30.43" calcext:value-type="float">
            <text:p>30.43</text:p>
          </table:table-cell>
          <table:table-cell office:value-type="float" office:value="30.35" calcext:value-type="float">
            <text:p>30.35</text:p>
          </table:table-cell>
          <table:table-cell office:value-type="float" office:value="30.34" calcext:value-type="float">
            <text:p>30.34</text:p>
          </table:table-cell>
          <table:table-cell office:value-type="float" office:value="30.32" calcext:value-type="float">
            <text:p>30.32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5.93" calcext:value-type="float">
            <text:p>5.9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.07" calcext:value-type="float">
            <text:p>7.0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0.54" calcext:value-type="float">
            <text:p>10.5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4.19" calcext:value-type="float">
            <text:p>14.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18.43" calcext:value-type="float">
            <text:p>18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0.58" calcext:value-type="float">
            <text:p>20.5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29.92" calcext:value-type="float">
            <text:p>29.9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34.78" calcext:value-type="float">
            <text:p>34.7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2.54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.34" calcext:value-type="float">
            <text:p>5.3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6.38" calcext:value-type="float">
            <text:p>6.3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2.79" calcext:value-type="float">
            <text:p>12.7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8.55" calcext:value-type="float">
            <text:p>18.5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6.91" calcext:value-type="float">
            <text:p>26.9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31.32" calcext:value-type="float">
            <text:p>31.3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2.47" calcext:value-type="float">
            <text:p>2.4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.19" calcext:value-type="float">
            <text:p>6.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.42" calcext:value-type="float">
            <text:p>12.4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6.12" calcext:value-type="float">
            <text:p>16.1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8.01" calcext:value-type="float">
            <text:p>18.0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26.14" calcext:value-type="float">
            <text:p>26.1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30.43" calcext:value-type="float">
            <text:p>30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.17" calcext:value-type="float">
            <text:p>6.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39" calcext:value-type="float">
            <text:p>12.3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6.08" calcext:value-type="float">
            <text:p>16.0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7.97" calcext:value-type="float">
            <text:p>17.9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6.07" calcext:value-type="float">
            <text:p>26.0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0.35" calcext:value-type="float">
            <text:p>30.3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.65" calcext:value-type="float">
            <text:p>1.6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6.17" calcext:value-type="float">
            <text:p>6.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9.19" calcext:value-type="float">
            <text:p>9.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2.37" calcext:value-type="float">
            <text:p>12.3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6.07" calcext:value-type="float">
            <text:p>16.0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office:value-type="float" office:value="17.95" calcext:value-type="float">
            <text:p>17.9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6.05" calcext:value-type="float">
            <text:p>26.0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0.34" calcext:value-type="float">
            <text:p>30.3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4</text:p>
          </table:table-cell>
          <table:table-cell office:value-type="string" calcext:value-type="string">
            <text:p>impl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.65" calcext:value-type="float">
            <text:p>1.6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office:value-type="float" office:value="6.17" calcext:value-type="float">
            <text:p>6.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9.19" calcext:value-type="float">
            <text:p>9.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2.37" calcext:value-type="float">
            <text:p>12.3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16.08" calcext:value-type="float">
            <text:p>16.0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" calcext:value-type="float">
            <text:p>14</text:p>
          </table:table-cell>
          <table:table-cell office:value-type="float" office:value="17.95" calcext:value-type="float">
            <text:p>17.9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26.04" calcext:value-type="float">
            <text:p>26.0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30.32" calcext:value-type="float">
            <text:p>30.3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tatic v test:</text:p>
          </table:table-cell>
          <table:table-cell table:number-columns-repeated="21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1" calcext:value-type="float">
            <text:p>81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3" calcext:value-type="float">
            <text:p>81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1" calcext:value-type="float">
            <text:p>81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2" calcext:value-type="float">
            <text:p>81.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61.24" calcext:value-type="float">
            <text:p>61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61.24" calcext:value-type="float">
            <text:p>61.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61.31" calcext:value-type="float">
            <text:p>61.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61.34" calcext:value-type="float">
            <text:p>61.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77" calcext:value-type="float">
            <text:p>56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78" calcext:value-type="float">
            <text:p>56.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85" calcext:value-type="float">
            <text:p>56.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86" calcext:value-type="float">
            <text:p>56.8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6.28" calcext:value-type="float">
            <text:p>56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5.13" calcext:value-type="float">
            <text:p>55.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6.35" calcext:value-type="float">
            <text:p>56.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5.2" calcext:value-type="float">
            <text:p>55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68" calcext:value-type="float">
            <text:p>54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37" calcext:value-type="float">
            <text:p>54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77" calcext:value-type="float">
            <text:p>54.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45" calcext:value-type="float">
            <text:p>54.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62" calcext:value-type="float">
            <text:p>54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3.97" calcext:value-type="float">
            <text:p>53.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7" calcext:value-type="float">
            <text:p>54.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5.06" calcext:value-type="float">
            <text:p>55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3.69" calcext:value-type="float">
            <text:p>53.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5.2" calcext:value-type="float">
            <text:p>55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3.78" calcext:value-type="float">
            <text:p>53.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3.53" calcext:value-type="float">
            <text:p>53.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5.2" calcext:value-type="float">
            <text:p>55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3.65" calcext:value-type="float">
            <text:p>53.6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95" calcext:value-type="float">
            <text:p>53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44" calcext:value-type="float">
            <text:p>53.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4.09" calcext:value-type="float">
            <text:p>54.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53" calcext:value-type="float">
            <text:p>53.5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3.39" calcext:value-type="float">
            <text:p>53.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4.07" calcext:value-type="float">
            <text:p>54.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3.51" calcext:value-type="float">
            <text:p>53.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4.18" calcext:value-type="float">
            <text:p>54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3.38" calcext:value-type="float">
            <text:p>53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4.27" calcext:value-type="float">
            <text:p>54.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3.48" calcext:value-type="float">
            <text:p>53.4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4.27" calcext:value-type="float">
            <text:p>54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3.38" calcext:value-type="float">
            <text:p>53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3.46" calcext:value-type="float">
            <text:p>53.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4.82" calcext:value-type="float">
            <text:p>54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3.38" calcext:value-type="float">
            <text:p>53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4.91" calcext:value-type="float">
            <text:p>54.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3.51" calcext:value-type="float">
            <text:p>53.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4.83" calcext:value-type="float">
            <text:p>54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3.36" calcext:value-type="float">
            <text:p>53.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4.91" calcext:value-type="float">
            <text:p>54.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3.46" calcext:value-type="float">
            <text:p>53.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cores</text:p>
          </table:table-cell>
          <table:table-cell office:value-type="string" calcext:value-type="string">
            <text:p>time impl 0</text:p>
          </table:table-cell>
          <table:table-cell office:value-type="string" calcext:value-type="string">
            <text:p>time impl 1</text:p>
          </table:table-cell>
          <table:table-cell office:value-type="string" calcext:value-type="string">
            <text:p>time impl 2</text:p>
          </table:table-cell>
          <table:table-cell office:value-type="string" calcext:value-type="string">
            <text:p>time impl 3</text:p>
          </table:table-cell>
          <table:table-cell/>
          <table:table-cell office:value-type="string" calcext:value-type="string">
            <text:p>own sys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1" calcext:value-type="float">
            <text:p>81.41</text:p>
          </table:table-cell>
          <table:table-cell office:value-type="float" office:value="81.43" calcext:value-type="float">
            <text:p>81.43</text:p>
          </table:table-cell>
          <table:table-cell office:value-type="float" office:value="81.41" calcext:value-type="float">
            <text:p>81.41</text:p>
          </table:table-cell>
          <table:table-cell office:value-type="float" office:value="81.42" calcext:value-type="float">
            <text:p>81.42</text:p>
          </table:table-cell>
          <table:table-cell/>
          <table:table-cell office:value-type="string" calcext:value-type="string">
            <text:p>static v test: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.24" calcext:value-type="float">
            <text:p>61.24</text:p>
          </table:table-cell>
          <table:table-cell office:value-type="float" office:value="61.31" calcext:value-type="float">
            <text:p>61.31</text:p>
          </table:table-cell>
          <table:table-cell office:value-type="float" office:value="61.34" calcext:value-type="float">
            <text:p>61.34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50.85" calcext:value-type="float">
            <text:p>50.85</text:p>
          </table:table-cell>
          <table:table-cell office:value-type="float" office:value="0" calcext:value-type="float">
            <text:p>0</text:p>
          </table:table-cell>
          <table:table-cell office:value-type="float" office:value="50.84" calcext:value-type="float">
            <text:p>50.84</text:p>
          </table:table-cell>
          <table:table-cell office:value-type="float" office:value="1" calcext:value-type="float">
            <text:p>1</text:p>
          </table:table-cell>
          <table:table-cell table:formula="of:=50.84/[.L52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77" calcext:value-type="float">
            <text:p>56.77</text:p>
          </table:table-cell>
          <table:table-cell office:value-type="float" office:value="56.78" calcext:value-type="float">
            <text:p>56.78</text:p>
          </table:table-cell>
          <table:table-cell office:value-type="float" office:value="56.85" calcext:value-type="float">
            <text:p>56.85</text:p>
          </table:table-cell>
          <table:table-cell office:value-type="float" office:value="56.86" calcext:value-type="float">
            <text:p>56.8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  <table:table-cell office:value-type="float" office:value="1" calcext:value-type="float">
            <text:p>1</text:p>
          </table:table-cell>
          <table:table-cell table:formula="of:=50.84/[.L527]" office:value-type="float" office:value="1.31403463427242" calcext:value-type="float">
            <text:p>1.31403463427242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6.28" calcext:value-type="float">
            <text:p>56.28</text:p>
          </table:table-cell>
          <table:table-cell office:value-type="float" office:value="55.13" calcext:value-type="float">
            <text:p>55.13</text:p>
          </table:table-cell>
          <table:table-cell office:value-type="float" office:value="56.35" calcext:value-type="float">
            <text:p>56.35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35.99" calcext:value-type="float">
            <text:p>35.9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50.84/[.L528]" office:value-type="float" office:value="1.41222222222222" calcext:value-type="float">
            <text:p>1.41222222222222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68" calcext:value-type="float">
            <text:p>54.68</text:p>
          </table:table-cell>
          <table:table-cell office:value-type="float" office:value="54.37" calcext:value-type="float">
            <text:p>54.37</text:p>
          </table:table-cell>
          <table:table-cell office:value-type="float" office:value="54.77" calcext:value-type="float">
            <text:p>54.77</text:p>
          </table:table-cell>
          <table:table-cell office:value-type="float" office:value="54.45" calcext:value-type="float">
            <text:p>54.4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50.84/[.L529]" office:value-type="float" office:value="1.45257142857143" calcext:value-type="float">
            <text:p>1.45257142857143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62" calcext:value-type="float">
            <text:p>54.6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7" calcext:value-type="float">
            <text:p>54.7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34.71" calcext:value-type="float">
            <text:p>34.71</text:p>
          </table:table-cell>
          <table:table-cell office:value-type="float" office:value="0" calcext:value-type="float">
            <text:p>0</text:p>
          </table:table-cell>
          <table:table-cell office:value-type="float" office:value="34.53" calcext:value-type="float">
            <text:p>34.53</text:p>
          </table:table-cell>
          <table:table-cell office:value-type="float" office:value="1" calcext:value-type="float">
            <text:p>1</text:p>
          </table:table-cell>
          <table:table-cell table:formula="of:=50.84/[.L530]" office:value-type="float" office:value="1.47234289024037" calcext:value-type="float">
            <text:p>1.47234289024037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5.06" calcext:value-type="float">
            <text:p>55.06</text:p>
          </table:table-cell>
          <table:table-cell office:value-type="float" office:value="53.69" calcext:value-type="float">
            <text:p>53.69</text:p>
          </table:table-cell>
          <table:table-cell office:value-type="float" office:value="55.2" calcext:value-type="float">
            <text:p>55.2</text:p>
          </table:table-cell>
          <table:table-cell office:value-type="float" office:value="53.78" calcext:value-type="float">
            <text:p>53.7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34.66" calcext:value-type="float">
            <text:p>34.66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1" calcext:value-type="float">
            <text:p>1</text:p>
          </table:table-cell>
          <table:table-cell table:formula="of:=50.84/[.L531]" office:value-type="float" office:value="1.48264800233304" calcext:value-type="float">
            <text:p>1.48264800233304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5.1" calcext:value-type="float">
            <text:p>55.1</text:p>
          </table:table-cell>
          <table:table-cell office:value-type="float" office:value="53.53" calcext:value-type="float">
            <text:p>53.53</text:p>
          </table:table-cell>
          <table:table-cell office:value-type="float" office:value="55.2" calcext:value-type="float">
            <text:p>55.2</text:p>
          </table:table-cell>
          <table:table-cell office:value-type="float" office:value="53.65" calcext:value-type="float">
            <text:p>53.6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office:value-type="float" office:value="34.14" calcext:value-type="float">
            <text:p>34.14</text:p>
          </table:table-cell>
          <table:table-cell office:value-type="float" office:value="1" calcext:value-type="float">
            <text:p>1</text:p>
          </table:table-cell>
          <table:table-cell table:formula="of:=50.84/[.L532]" office:value-type="float" office:value="1.48916227299356" calcext:value-type="float">
            <text:p>1.48916227299356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95" calcext:value-type="float">
            <text:p>53.95</text:p>
          </table:table-cell>
          <table:table-cell office:value-type="float" office:value="53.44" calcext:value-type="float">
            <text:p>53.44</text:p>
          </table:table-cell>
          <table:table-cell office:value-type="float" office:value="54.09" calcext:value-type="float">
            <text:p>54.09</text:p>
          </table:table-cell>
          <table:table-cell office:value-type="float" office:value="53.53" calcext:value-type="float">
            <text:p>53.53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office:value-type="float" office:value="34.04" calcext:value-type="float">
            <text:p>34.04</text:p>
          </table:table-cell>
          <table:table-cell office:value-type="float" office:value="1" calcext:value-type="float">
            <text:p>1</text:p>
          </table:table-cell>
          <table:table-cell table:formula="of:=50.84/[.L533]" office:value-type="float" office:value="1.49353701527615" calcext:value-type="float">
            <text:p>1.49353701527615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3.39" calcext:value-type="float">
            <text:p>53.39</text:p>
          </table:table-cell>
          <table:table-cell office:value-type="float" office:value="54.07" calcext:value-type="float">
            <text:p>54.07</text:p>
          </table:table-cell>
          <table:table-cell office:value-type="float" office:value="53.51" calcext:value-type="float">
            <text:p>53.51</text:p>
          </table:table-cell>
          <table:table-cell table:number-columns-repeated="1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4.18" calcext:value-type="float">
            <text:p>54.18</text:p>
          </table:table-cell>
          <table:table-cell office:value-type="float" office:value="53.38" calcext:value-type="float">
            <text:p>53.38</text:p>
          </table:table-cell>
          <table:table-cell office:value-type="float" office:value="54.27" calcext:value-type="float">
            <text:p>54.27</text:p>
          </table:table-cell>
          <table:table-cell office:value-type="float" office:value="53.48" calcext:value-type="float">
            <text:p>53.48</text:p>
          </table:table-cell>
          <table:table-cell table:number-columns-repeated="1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4.27" calcext:value-type="float">
            <text:p>54.27</text:p>
          </table:table-cell>
          <table:table-cell office:value-type="float" office:value="53.38" calcext:value-type="float">
            <text:p>53.38</text:p>
          </table:table-cell>
          <table:table-cell office:value-type="float" office:value="54.3" calcext:value-type="float">
            <text:p>54.3</text:p>
          </table:table-cell>
          <table:table-cell office:value-type="float" office:value="53.46" calcext:value-type="float">
            <text:p>53.46</text:p>
          </table:table-cell>
          <table:table-cell table:number-columns-repeated="1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4.82" calcext:value-type="float">
            <text:p>54.82</text:p>
          </table:table-cell>
          <table:table-cell office:value-type="float" office:value="53.38" calcext:value-type="float">
            <text:p>53.38</text:p>
          </table:table-cell>
          <table:table-cell office:value-type="float" office:value="54.91" calcext:value-type="float">
            <text:p>54.91</text:p>
          </table:table-cell>
          <table:table-cell office:value-type="float" office:value="53.51" calcext:value-type="float">
            <text:p>53.51</text:p>
          </table:table-cell>
          <table:table-cell table:number-columns-repeated="1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4.83" calcext:value-type="float">
            <text:p>54.83</text:p>
          </table:table-cell>
          <table:table-cell office:value-type="float" office:value="53.36" calcext:value-type="float">
            <text:p>53.36</text:p>
          </table:table-cell>
          <table:table-cell office:value-type="float" office:value="54.91" calcext:value-type="float">
            <text:p>54.91</text:p>
          </table:table-cell>
          <table:table-cell office:value-type="float" office:value="53.46" calcext:value-type="float">
            <text:p>53.46</text:p>
          </table:table-cell>
          <table:table-cell table:number-columns-repeated="16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cores</text:p>
          </table:table-cell>
          <table:table-cell office:value-type="string" calcext:value-type="string">
            <text:p>time impl 0</text:p>
          </table:table-cell>
          <table:table-cell office:value-type="string" calcext:value-type="string">
            <text:p>time impl 1</text:p>
          </table:table-cell>
          <table:table-cell office:value-type="string" calcext:value-type="string">
            <text:p>time impl 2</text:p>
          </table:table-cell>
          <table:table-cell office:value-type="string" calcext:value-type="string">
            <text:p>time impl 3</text:p>
          </table:table-cell>
          <table:table-cell office:value-type="string" calcext:value-type="string">
            <text:p>Speedup 0</text:p>
          </table:table-cell>
          <table:table-cell office:value-type="string" calcext:value-type="string">
            <text:p>Speedup 1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41" calcext:value-type="float">
            <text:p>81.41</text:p>
          </table:table-cell>
          <table:table-cell office:value-type="float" office:value="81.43" calcext:value-type="float">
            <text:p>81.43</text:p>
          </table:table-cell>
          <table:table-cell office:value-type="float" office:value="81.41" calcext:value-type="float">
            <text:p>81.41</text:p>
          </table:table-cell>
          <table:table-cell office:value-type="float" office:value="81.42" calcext:value-type="float">
            <text:p>81.42</text:p>
          </table:table-cell>
          <table:table-cell table:formula="of:=81.41/[.C545]" office:value-type="float" office:value="1" calcext:value-type="float">
            <text:p>1</text:p>
          </table:table-cell>
          <table:table-cell table:formula="of:=81.43/[.D545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.24" calcext:value-type="float">
            <text:p>61.24</text:p>
          </table:table-cell>
          <table:table-cell office:value-type="float" office:value="61.31" calcext:value-type="float">
            <text:p>61.31</text:p>
          </table:table-cell>
          <table:table-cell office:value-type="float" office:value="61.34" calcext:value-type="float">
            <text:p>61.34</text:p>
          </table:table-cell>
          <table:table-cell table:formula="of:=81.41/[.C546]" office:value-type="float" office:value="1.32935989549314" calcext:value-type="float">
            <text:p>1.32935989549314</text:p>
          </table:table-cell>
          <table:table-cell table:formula="of:=81.43/[.D546]" office:value-type="float" office:value="1.32968647942521" calcext:value-type="float">
            <text:p>1.32968647942521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6.77" calcext:value-type="float">
            <text:p>56.77</text:p>
          </table:table-cell>
          <table:table-cell office:value-type="float" office:value="56.78" calcext:value-type="float">
            <text:p>56.78</text:p>
          </table:table-cell>
          <table:table-cell office:value-type="float" office:value="56.85" calcext:value-type="float">
            <text:p>56.85</text:p>
          </table:table-cell>
          <table:table-cell office:value-type="float" office:value="56.86" calcext:value-type="float">
            <text:p>56.86</text:p>
          </table:table-cell>
          <table:table-cell table:formula="of:=81.41/[.C547]" office:value-type="float" office:value="1.43403205918619" calcext:value-type="float">
            <text:p>1.43403205918619</text:p>
          </table:table-cell>
          <table:table-cell table:formula="of:=81.43/[.D547]" office:value-type="float" office:value="1.43413173652695" calcext:value-type="float">
            <text:p>1.43413173652695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6.28" calcext:value-type="float">
            <text:p>56.28</text:p>
          </table:table-cell>
          <table:table-cell office:value-type="float" office:value="55.13" calcext:value-type="float">
            <text:p>55.13</text:p>
          </table:table-cell>
          <table:table-cell office:value-type="float" office:value="56.35" calcext:value-type="float">
            <text:p>56.35</text:p>
          </table:table-cell>
          <table:table-cell office:value-type="float" office:value="55.2" calcext:value-type="float">
            <text:p>55.2</text:p>
          </table:table-cell>
          <table:table-cell table:formula="of:=81.41/[.C548]" office:value-type="float" office:value="1.44651741293532" calcext:value-type="float">
            <text:p>1.44651741293532</text:p>
          </table:table-cell>
          <table:table-cell table:formula="of:=81.43/[.D548]" office:value-type="float" office:value="1.4770542354435" calcext:value-type="float">
            <text:p>1.4770542354435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68" calcext:value-type="float">
            <text:p>54.68</text:p>
          </table:table-cell>
          <table:table-cell office:value-type="float" office:value="54.37" calcext:value-type="float">
            <text:p>54.37</text:p>
          </table:table-cell>
          <table:table-cell office:value-type="float" office:value="54.77" calcext:value-type="float">
            <text:p>54.77</text:p>
          </table:table-cell>
          <table:table-cell office:value-type="float" office:value="54.45" calcext:value-type="float">
            <text:p>54.45</text:p>
          </table:table-cell>
          <table:table-cell table:formula="of:=81.41/[.C549]" office:value-type="float" office:value="1.48884418434528" calcext:value-type="float">
            <text:p>1.48884418434528</text:p>
          </table:table-cell>
          <table:table-cell table:formula="of:=81.43/[.D549]" office:value-type="float" office:value="1.49770093801729" calcext:value-type="float">
            <text:p>1.49770093801729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62" calcext:value-type="float">
            <text:p>54.6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7" calcext:value-type="float">
            <text:p>54.7</text:p>
          </table:table-cell>
          <table:table-cell office:value-type="float" office:value="54.1" calcext:value-type="float">
            <text:p>54.1</text:p>
          </table:table-cell>
          <table:table-cell table:formula="of:=81.41/[.C550]" office:value-type="float" office:value="1.49047967777371" calcext:value-type="float">
            <text:p>1.49047967777371</text:p>
          </table:table-cell>
          <table:table-cell table:formula="of:=81.43/[.D550]" office:value-type="float" office:value="1.50880118584399" calcext:value-type="float">
            <text:p>1.50880118584399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5.06" calcext:value-type="float">
            <text:p>55.06</text:p>
          </table:table-cell>
          <table:table-cell office:value-type="float" office:value="53.69" calcext:value-type="float">
            <text:p>53.69</text:p>
          </table:table-cell>
          <table:table-cell office:value-type="float" office:value="55.2" calcext:value-type="float">
            <text:p>55.2</text:p>
          </table:table-cell>
          <table:table-cell office:value-type="float" office:value="53.78" calcext:value-type="float">
            <text:p>53.78</text:p>
          </table:table-cell>
          <table:table-cell table:formula="of:=81.41/[.C551]" office:value-type="float" office:value="1.47856883399927" calcext:value-type="float">
            <text:p>1.47856883399927</text:p>
          </table:table-cell>
          <table:table-cell table:formula="of:=81.43/[.D551]" office:value-type="float" office:value="1.51666977090706" calcext:value-type="float">
            <text:p>1.51666977090706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5.1" calcext:value-type="float">
            <text:p>55.1</text:p>
          </table:table-cell>
          <table:table-cell office:value-type="float" office:value="53.53" calcext:value-type="float">
            <text:p>53.53</text:p>
          </table:table-cell>
          <table:table-cell office:value-type="float" office:value="55.2" calcext:value-type="float">
            <text:p>55.2</text:p>
          </table:table-cell>
          <table:table-cell office:value-type="float" office:value="53.65" calcext:value-type="float">
            <text:p>53.65</text:p>
          </table:table-cell>
          <table:table-cell table:formula="of:=81.41/[.C552]" office:value-type="float" office:value="1.47749546279492" calcext:value-type="float">
            <text:p>1.47749546279492</text:p>
          </table:table-cell>
          <table:table-cell table:formula="of:=81.43/[.D552]" office:value-type="float" office:value="1.5212030637026" calcext:value-type="float">
            <text:p>1.5212030637026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95" calcext:value-type="float">
            <text:p>53.95</text:p>
          </table:table-cell>
          <table:table-cell office:value-type="float" office:value="53.44" calcext:value-type="float">
            <text:p>53.44</text:p>
          </table:table-cell>
          <table:table-cell office:value-type="float" office:value="54.09" calcext:value-type="float">
            <text:p>54.09</text:p>
          </table:table-cell>
          <table:table-cell office:value-type="float" office:value="53.53" calcext:value-type="float">
            <text:p>53.53</text:p>
          </table:table-cell>
          <table:table-cell table:formula="of:=81.41/[.C553]" office:value-type="float" office:value="1.50898980537535" calcext:value-type="float">
            <text:p>1.50898980537535</text:p>
          </table:table-cell>
          <table:table-cell table:formula="of:=81.43/[.D553]" office:value-type="float" office:value="1.52376497005988" calcext:value-type="float">
            <text:p>1.52376497005988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3.39" calcext:value-type="float">
            <text:p>53.39</text:p>
          </table:table-cell>
          <table:table-cell office:value-type="float" office:value="54.07" calcext:value-type="float">
            <text:p>54.07</text:p>
          </table:table-cell>
          <table:table-cell office:value-type="float" office:value="53.51" calcext:value-type="float">
            <text:p>53.51</text:p>
          </table:table-cell>
          <table:table-cell table:formula="of:=81.41/[.C554]" office:value-type="float" office:value="1.50759259259259" calcext:value-type="float">
            <text:p>1.50759259259259</text:p>
          </table:table-cell>
          <table:table-cell table:formula="of:=81.43/[.D554]" office:value-type="float" office:value="1.52519198351751" calcext:value-type="float">
            <text:p>1.52519198351751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4.18" calcext:value-type="float">
            <text:p>54.18</text:p>
          </table:table-cell>
          <table:table-cell office:value-type="float" office:value="53.38" calcext:value-type="float">
            <text:p>53.38</text:p>
          </table:table-cell>
          <table:table-cell office:value-type="float" office:value="54.27" calcext:value-type="float">
            <text:p>54.27</text:p>
          </table:table-cell>
          <table:table-cell office:value-type="float" office:value="53.48" calcext:value-type="float">
            <text:p>53.48</text:p>
          </table:table-cell>
          <table:table-cell table:formula="of:=81.41/[.C555]" office:value-type="float" office:value="1.50258397932817" calcext:value-type="float">
            <text:p>1.50258397932817</text:p>
          </table:table-cell>
          <table:table-cell table:formula="of:=81.43/[.D555]" office:value-type="float" office:value="1.52547770700637" calcext:value-type="float">
            <text:p>1.52547770700637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4.27" calcext:value-type="float">
            <text:p>54.27</text:p>
          </table:table-cell>
          <table:table-cell office:value-type="float" office:value="53.38" calcext:value-type="float">
            <text:p>53.38</text:p>
          </table:table-cell>
          <table:table-cell office:value-type="float" office:value="54.3" calcext:value-type="float">
            <text:p>54.3</text:p>
          </table:table-cell>
          <table:table-cell office:value-type="float" office:value="53.46" calcext:value-type="float">
            <text:p>53.46</text:p>
          </table:table-cell>
          <table:table-cell table:formula="of:=81.41/[.C556]" office:value-type="float" office:value="1.50009213193293" calcext:value-type="float">
            <text:p>1.50009213193293</text:p>
          </table:table-cell>
          <table:table-cell table:formula="of:=81.43/[.D556]" office:value-type="float" office:value="1.52547770700637" calcext:value-type="float">
            <text:p>1.52547770700637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4.82" calcext:value-type="float">
            <text:p>54.82</text:p>
          </table:table-cell>
          <table:table-cell office:value-type="float" office:value="53.38" calcext:value-type="float">
            <text:p>53.38</text:p>
          </table:table-cell>
          <table:table-cell office:value-type="float" office:value="54.91" calcext:value-type="float">
            <text:p>54.91</text:p>
          </table:table-cell>
          <table:table-cell office:value-type="float" office:value="53.51" calcext:value-type="float">
            <text:p>53.51</text:p>
          </table:table-cell>
          <table:table-cell table:formula="of:=81.41/[.C557]" office:value-type="float" office:value="1.4850419554907" calcext:value-type="float">
            <text:p>1.4850419554907</text:p>
          </table:table-cell>
          <table:table-cell table:formula="of:=81.43/[.D557]" office:value-type="float" office:value="1.52547770700637" calcext:value-type="float">
            <text:p>1.52547770700637</text:p>
          </table:table-cell>
          <table:table-cell table:number-columns-repeated="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4.83" calcext:value-type="float">
            <text:p>54.83</text:p>
          </table:table-cell>
          <table:table-cell office:value-type="float" office:value="53.36" calcext:value-type="float">
            <text:p>53.36</text:p>
          </table:table-cell>
          <table:table-cell office:value-type="float" office:value="54.91" calcext:value-type="float">
            <text:p>54.91</text:p>
          </table:table-cell>
          <table:table-cell office:value-type="float" office:value="53.46" calcext:value-type="float">
            <text:p>53.46</text:p>
          </table:table-cell>
          <table:table-cell table:formula="of:=81.41/[.C558]" office:value-type="float" office:value="1.48477111070582" calcext:value-type="float">
            <text:p>1.48477111070582</text:p>
          </table:table-cell>
          <table:table-cell table:formula="of:=81.43/[.D558]" office:value-type="float" office:value="1.52604947526237" calcext:value-type="float">
            <text:p>1.52604947526237</text:p>
          </table:table-cell>
          <table:table-cell table:number-columns-repeated="1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3.67" calcext:value-type="float">
            <text:p>173.67</text:p>
          </table:table-cell>
          <table:table-cell table:formula="of:=173.67/[.C565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93.96" calcext:value-type="float">
            <text:p>93.96</text:p>
          </table:table-cell>
          <table:table-cell table:formula="of:=173.67/[.C566]" office:value-type="float" office:value="1.84833971902937" calcext:value-type="float">
            <text:p>1.8483397190293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68.02" calcext:value-type="float">
            <text:p>68.02</text:p>
          </table:table-cell>
          <table:table-cell table:formula="of:=173.67/[.C567]" office:value-type="float" office:value="2.55321964128198" calcext:value-type="float">
            <text:p>2.55321964128198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54.73" calcext:value-type="float">
            <text:p>54.73</text:p>
          </table:table-cell>
          <table:table-cell table:formula="of:=173.67/[.C568]" office:value-type="float" office:value="3.17321395943724" calcext:value-type="float">
            <text:p>3.17321395943724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173.67/[.C569]" office:value-type="float" office:value="3.94704545454545" calcext:value-type="float">
            <text:p>3.9470454545454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36.8" calcext:value-type="float">
            <text:p>36.8</text:p>
          </table:table-cell>
          <table:table-cell table:formula="of:=173.67/[.C570]" office:value-type="float" office:value="4.71929347826087" calcext:value-type="float">
            <text:p>4.7192934782608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31.46" calcext:value-type="float">
            <text:p>31.46</text:p>
          </table:table-cell>
          <table:table-cell table:formula="of:=173.67/[.C571]" office:value-type="float" office:value="5.52034329307057" calcext:value-type="float">
            <text:p>5.5203432930705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27.63" calcext:value-type="float">
            <text:p>27.63</text:p>
          </table:table-cell>
          <table:table-cell table:formula="of:=173.67/[.C572]" office:value-type="float" office:value="6.28555917480999" calcext:value-type="float">
            <text:p>6.28555917480999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24.71" calcext:value-type="float">
            <text:p>24.71</text:p>
          </table:table-cell>
          <table:table-cell table:formula="of:=173.67/[.C573]" office:value-type="float" office:value="7.02832861189802" calcext:value-type="float">
            <text:p>7.02832861189802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2.28" calcext:value-type="float">
            <text:p>22.28</text:p>
          </table:table-cell>
          <table:table-cell table:formula="of:=173.67/[.C574]" office:value-type="float" office:value="7.79488330341113" calcext:value-type="float">
            <text:p>7.79488330341113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15.04" calcext:value-type="float">
            <text:p>15.04</text:p>
          </table:table-cell>
          <table:table-cell table:formula="of:=173.67/[.C575]" office:value-type="float" office:value="11.5472074468085" calcext:value-type="float">
            <text:p>11.547207446808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11.37" calcext:value-type="float">
            <text:p>11.37</text:p>
          </table:table-cell>
          <table:table-cell table:formula="of:=173.67/[.C576]" office:value-type="float" office:value="15.2744063324538" calcext:value-type="float">
            <text:p>15.2744063324538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10.11" calcext:value-type="float">
            <text:p>10.11</text:p>
          </table:table-cell>
          <table:table-cell table:formula="of:=173.67/[.C577]" office:value-type="float" office:value="17.1780415430267" calcext:value-type="float">
            <text:p>17.178041543026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table:formula="of:=173.67/[.C578]" office:value-type="float" office:value="19.5134831460674" calcext:value-type="float">
            <text:p>19.5134831460674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office:value-type="float" office:value="6.28" calcext:value-type="float">
            <text:p>6.28</text:p>
          </table:table-cell>
          <table:table-cell table:formula="of:=173.67/[.C579]" office:value-type="float" office:value="27.6544585987261" calcext:value-type="float">
            <text:p>27.6544585987261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5.48" calcext:value-type="float">
            <text:p>5.48</text:p>
          </table:table-cell>
          <table:table-cell table:formula="of:=173.67/[.C580]" office:value-type="float" office:value="31.691605839416" calcext:value-type="float">
            <text:p>31.691605839416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table:formula="of:=173.67/[.C581]" office:value-type="float" office:value="37.754347826087" calcext:value-type="float">
            <text:p>37.75434782608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3.09" calcext:value-type="float">
            <text:p>3.09</text:p>
          </table:table-cell>
          <table:table-cell table:formula="of:=173.67/[.C582]" office:value-type="float" office:value="56.2038834951456" calcext:value-type="float">
            <text:p>56.2038834951456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table:formula="of:=173.67/[.C583]" office:value-type="float" office:value="59.8862068965517" calcext:value-type="float">
            <text:p>59.886206896551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2.11" calcext:value-type="float">
            <text:p>2.11</text:p>
          </table:table-cell>
          <table:table-cell table:formula="of:=173.67/[.C584]" office:value-type="float" office:value="82.3080568720379" calcext:value-type="float">
            <text:p>82.3080568720379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.52" calcext:value-type="float">
            <text:p>1.52</text:p>
          </table:table-cell>
          <table:table-cell table:formula="of:=173.67/[.C585]" office:value-type="float" office:value="114.256578947368" calcext:value-type="float">
            <text:p>114.256578947368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0" calcext:value-type="float">
            <text:p>250</text:p>
          </table:table-cell>
          <table:table-cell office:value-type="float" office:value="1.33" calcext:value-type="float">
            <text:p>1.33</text:p>
          </table:table-cell>
          <table:table-cell table:formula="of:=173.67/[.C586]" office:value-type="float" office:value="130.578947368421" calcext:value-type="float">
            <text:p>130.578947368421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1.28" calcext:value-type="float">
            <text:p>1.28</text:p>
          </table:table-cell>
          <table:table-cell table:formula="of:=173.67/[.C587]" office:value-type="float" office:value="135.6796875" calcext:value-type="float">
            <text:p>135.679687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.96" calcext:value-type="float">
            <text:p>0.96</text:p>
          </table:table-cell>
          <table:table-cell table:formula="of:=173.67/[.C588]" office:value-type="float" office:value="180.90625" calcext:value-type="float">
            <text:p>180.9062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0" calcext:value-type="float">
            <text:p>450</text:p>
          </table:table-cell>
          <table:table-cell office:value-type="float" office:value="1.01" calcext:value-type="float">
            <text:p>1.01</text:p>
          </table:table-cell>
          <table:table-cell table:formula="of:=173.67/[.C589]" office:value-type="float" office:value="171.950495049505" calcext:value-type="float">
            <text:p>171.95049504950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.79" calcext:value-type="float">
            <text:p>0.79</text:p>
          </table:table-cell>
          <table:table-cell table:formula="of:=173.67/[.C590]" office:value-type="float" office:value="219.835443037975" calcext:value-type="float">
            <text:p>219.835443037975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.81" calcext:value-type="float">
            <text:p>0.81</text:p>
          </table:table-cell>
          <table:table-cell table:formula="of:=173.67/[.C591]" office:value-type="float" office:value="214.407407407407" calcext:value-type="float">
            <text:p>214.40740740740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0.82" calcext:value-type="float">
            <text:p>0.82</text:p>
          </table:table-cell>
          <table:table-cell table:formula="of:=173.67/[.C592]" office:value-type="float" office:value="211.792682926829" calcext:value-type="float">
            <text:p>211.792682926829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.83" calcext:value-type="float">
            <text:p>0.83</text:p>
          </table:table-cell>
          <table:table-cell table:formula="of:=173.67/[.C593]" office:value-type="float" office:value="209.240963855422" calcext:value-type="float">
            <text:p>209.240963855422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float" office:value="0.85" calcext:value-type="float">
            <text:p>0.85</text:p>
          </table:table-cell>
          <table:table-cell table:formula="of:=173.67/[.C594]" office:value-type="float" office:value="204.317647058824" calcext:value-type="float">
            <text:p>204.317647058824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.81" calcext:value-type="float">
            <text:p>0.81</text:p>
          </table:table-cell>
          <table:table-cell table:formula="of:=173.67/[.C595]" office:value-type="float" office:value="214.407407407407" calcext:value-type="float">
            <text:p>214.407407407407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0.84" calcext:value-type="float">
            <text:p>0.84</text:p>
          </table:table-cell>
          <table:table-cell table:formula="of:=173.67/[.C596]" office:value-type="float" office:value="206.75" calcext:value-type="float">
            <text:p>206.7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.82" calcext:value-type="float">
            <text:p>0.82</text:p>
          </table:table-cell>
          <table:table-cell table:formula="of:=173.67/[.C597]" office:value-type="float" office:value="211.792682926829" calcext:value-type="float">
            <text:p>211.792682926829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0.62" calcext:value-type="float">
            <text:p>0.62</text:p>
          </table:table-cell>
          <table:table-cell table:formula="of:=173.67/[.C598]" office:value-type="float" office:value="280.112903225806" calcext:value-type="float">
            <text:p>280.112903225806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.62" calcext:value-type="float">
            <text:p>0.62</text:p>
          </table:table-cell>
          <table:table-cell table:formula="of:=173.67/[.C599]" office:value-type="float" office:value="280.112903225806" calcext:value-type="float">
            <text:p>280.112903225806</text:p>
          </table:table-cell>
          <table:table-cell table:number-columns-repeated="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24" calcext:value-type="float">
            <text:p>1024</text:p>
          </table:table-cell>
          <table:table-cell office:value-type="float" office:value="0.62" calcext:value-type="float">
            <text:p>0.62</text:p>
          </table:table-cell>
          <table:table-cell table:formula="of:=173.67/[.C600]" office:value-type="float" office:value="280.112903225806" calcext:value-type="float">
            <text:p>280.11290322580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2:20:02.8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3:03:49.468000000</dc:date>
    <meta:editing-duration>PT57M24S</meta:editing-duration>
    <meta:editing-cycles>7</meta:editing-cycles>
    <meta:generator>LibreOffice/5.2.0.4$Windows_X86_64 LibreOffice_project/066b007f5ebcc236395c7d282ba488bca6720265</meta:generator>
    <meta:document-statistic meta:table-count="1" meta:cell-count="327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17cm" svg:height="16.549cm" xlink:href=".." xlink:type="simple" chart:class="chart:scatter" chart:style-name="ch1">
        <chart:legend chart:legend-position="end" svg:x="23.535cm" svg:y="6.481cm" style:legend-expansion="high" chart:style-name="ch2"/>
        <chart:plot-area chart:style-name="ch3" table:cell-range-address="final_results.I2:final_results.I17 final_results.K1:final_results.Q17" chart:data-source-has-labels="row" svg:x="0.52cm" svg:y="0.33cm" svg:width="22.495cm" svg:height="15.889cm">
          <chartooo:coordinate-region svg:x="1.141cm" svg:y="0.529cm" svg:width="21.502cm" svg:height="15.0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results.K2:final_results.K17" chart:label-cell-address="final_results.K1:final_results.K1" chart:class="chart:scatter">
            <chart:domain table:cell-range-address="final_results.I2:final_results.I17"/>
            <chart:data-point chart:repeated="16"/>
          </chart:series>
          <chart:series chart:style-name="ch7" chart:values-cell-range-address="final_results.L2:final_results.L17" chart:label-cell-address="final_results.L1:final_results.L1" chart:class="chart:scatter">
            <chart:data-point chart:repeated="16"/>
          </chart:series>
          <chart:series chart:style-name="ch8" chart:values-cell-range-address="final_results.M2:final_results.M17" chart:label-cell-address="final_results.M1:final_results.M1" chart:class="chart:scatter">
            <chart:data-point chart:repeated="16"/>
          </chart:series>
          <chart:series chart:style-name="ch9" chart:values-cell-range-address="final_results.N2:final_results.N17" chart:label-cell-address="final_results.N1:final_results.N1" chart:class="chart:scatter">
            <chart:data-point chart:repeated="16"/>
          </chart:series>
          <chart:series chart:style-name="ch10" chart:values-cell-range-address="final_results.O2:final_results.O17" chart:label-cell-address="final_results.O1:final_results.O1" chart:class="chart:scatter">
            <chart:data-point chart:repeated="16"/>
          </chart:series>
          <chart:series chart:style-name="ch11" chart:values-cell-range-address="final_results.P2:final_results.P17" chart:label-cell-address="final_results.P1:final_results.P1" chart:class="chart:scatter">
            <chart:data-point chart:repeated="16"/>
          </chart:series>
          <chart:series chart:style-name="ch12" chart:values-cell-range-address="final_results.Q2:final_results.Q17" chart:label-cell-address="final_results.Q1:final_results.Q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ime 1</text:p>
                <draw:g>
                  <svg:desc>final_results.K1:final_results.K1</svg:desc>
                </draw:g>
              </table:table-cell>
              <table:table-cell office:value-type="string">
                <text:p>time 2</text:p>
                <draw:g>
                  <svg:desc>final_results.L1:final_results.L1</svg:desc>
                </draw:g>
              </table:table-cell>
              <table:table-cell office:value-type="string">
                <text:p>time 4</text:p>
                <draw:g>
                  <svg:desc>final_results.M1:final_results.M1</svg:desc>
                </draw:g>
              </table:table-cell>
              <table:table-cell office:value-type="string">
                <text:p>time 8</text:p>
                <draw:g>
                  <svg:desc>final_results.N1:final_results.N1</svg:desc>
                </draw:g>
              </table:table-cell>
              <table:table-cell office:value-type="string">
                <text:p>time 10</text:p>
                <draw:g>
                  <svg:desc>final_results.O1:final_results.O1</svg:desc>
                </draw:g>
              </table:table-cell>
              <table:table-cell office:value-type="string">
                <text:p>time 12</text:p>
                <draw:g>
                  <svg:desc>final_results.P1:final_results.P1</svg:desc>
                </draw:g>
              </table:table-cell>
              <table:table-cell office:value-type="string">
                <text:p>time 14</text:p>
                <draw:g>
                  <svg:desc>final_results.Q1:final_result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final_results.I2:final_results.I17</svg:desc>
                </draw:g>
              </table:table-cell>
              <table:table-cell office:value-type="float" office:value="0.82">
                <text:p>0.82</text:p>
                <draw:g>
                  <svg:desc>final_results.K2:final_results.K17</svg:desc>
                </draw:g>
              </table:table-cell>
              <table:table-cell office:value-type="float" office:value="0.61">
                <text:p>0.61</text:p>
                <draw:g>
                  <svg:desc>final_results.L2:final_results.L17</svg:desc>
                </draw:g>
              </table:table-cell>
              <table:table-cell office:value-type="float" office:value="0.56">
                <text:p>0.56</text:p>
                <draw:g>
                  <svg:desc>final_results.M2:final_results.M17</svg:desc>
                </draw:g>
              </table:table-cell>
              <table:table-cell office:value-type="float" office:value="0.55">
                <text:p>0.55</text:p>
                <draw:g>
                  <svg:desc>final_results.N2:final_results.N17</svg:desc>
                </draw:g>
              </table:table-cell>
              <table:table-cell office:value-type="float" office:value="0.53">
                <text:p>0.53</text:p>
                <draw:g>
                  <svg:desc>final_results.O2:final_results.O17</svg:desc>
                </draw:g>
              </table:table-cell>
              <table:table-cell office:value-type="float" office:value="0.53">
                <text:p>0.53</text:p>
                <draw:g>
                  <svg:desc>final_results.P2:final_results.P17</svg:desc>
                </draw:g>
              </table:table-cell>
              <table:table-cell office:value-type="float" office:value="0.54">
                <text:p>0.54</text:p>
                <draw:g>
                  <svg:desc>final_results.Q2:final_results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4">
                <text:p>1.04</text:p>
              </table:table-cell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.29">
                <text:p>1.29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56">
                <text:p>1.56</text:p>
              </table:table-cell>
              <table:table-cell office:value-type="float" office:value="1.17">
                <text:p>1.17</text:p>
              </table:table-cell>
              <table:table-cell office:value-type="float" office:value="1.07">
                <text:p>1.07</text:p>
              </table:table-cell>
              <table:table-cell office:value-type="float" office:value="1.05">
                <text:p>1.05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.85">
                <text:p>1.85</text:p>
              </table:table-cell>
              <table:table-cell office:value-type="float" office:value="1.39">
                <text:p>1.39</text:p>
              </table:table-cell>
              <table:table-cell office:value-type="float" office:value="1.28">
                <text:p>1.28</text:p>
              </table:table-cell>
              <table:table-cell office:value-type="float" office:value="1.25">
                <text:p>1.25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2.17">
                <text:p>2.17</text:p>
              </table:table-cell>
              <table:table-cell office:value-type="float" office:value="1.63">
                <text:p>1.63</text:p>
              </table:table-cell>
              <table:table-cell office:value-type="float" office:value="1.5">
                <text:p>1.5</text:p>
              </table:table-cell>
              <table:table-cell office:value-type="float" office:value="1.47">
                <text:p>1.47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5">
                <text:p>2.5</text:p>
              </table:table-cell>
              <table:table-cell office:value-type="float" office:value="1.88">
                <text:p>1.88</text:p>
              </table:table-cell>
              <table:table-cell office:value-type="float" office:value="1.73">
                <text:p>1.73</text:p>
              </table:table-cell>
              <table:table-cell office:value-type="float" office:value="1.69">
                <text:p>1.69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.74">
                <text:p>3.74</text:p>
              </table:table-cell>
              <table:table-cell office:value-type="float" office:value="2.82">
                <text:p>2.82</text:p>
              </table:table-cell>
              <table:table-cell office:value-type="float" office:value="2.59">
                <text:p>2.59</text:p>
              </table:table-cell>
              <table:table-cell office:value-type="float" office:value="2.53">
                <text:p>2.53</text:p>
              </table:table-cell>
              <table:table-cell office:value-type="float" office:value="2.48">
                <text:p>2.48</text:p>
              </table:table-cell>
              <table:table-cell office:value-type="float" office:value="2.49">
                <text:p>2.49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7.87">
                <text:p>7.87</text:p>
              </table:table-cell>
              <table:table-cell office:value-type="float" office:value="5.91">
                <text:p>5.91</text:p>
              </table:table-cell>
              <table:table-cell office:value-type="float" office:value="5.43">
                <text:p>5.43</text:p>
              </table:table-cell>
              <table:table-cell office:value-type="float" office:value="5.31">
                <text:p>5.31</text:p>
              </table:table-cell>
              <table:table-cell office:value-type="float" office:value="5.21">
                <text:p>5.21</text:p>
              </table:table-cell>
              <table:table-cell office:value-type="float" office:value="5.23">
                <text:p>5.2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9.39">
                <text:p>9.39</text:p>
              </table:table-cell>
              <table:table-cell office:value-type="float" office:value="7.06">
                <text:p>7.06</text:p>
              </table:table-cell>
              <table:table-cell office:value-type="float" office:value="6.48">
                <text:p>6.48</text:p>
              </table:table-cell>
              <table:table-cell office:value-type="float" office:value="6.34">
                <text:p>6.34</text:p>
              </table:table-cell>
              <table:table-cell office:value-type="float" office:value="6.22">
                <text:p>6.22</text:p>
              </table:table-cell>
              <table:table-cell office:value-type="float" office:value="6.24">
                <text:p>6.24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98">
                <text:p>13.98</text:p>
              </table:table-cell>
              <table:table-cell office:value-type="float" office:value="10.52">
                <text:p>10.52</text:p>
              </table:table-cell>
              <table:table-cell office:value-type="float" office:value="9.66">
                <text:p>9.66</text:p>
              </table:table-cell>
              <table:table-cell office:value-type="float" office:value="9.45">
                <text:p>9.45</text:p>
              </table:table-cell>
              <table:table-cell office:value-type="float" office:value="9.26">
                <text:p>9.26</text:p>
              </table:table-cell>
              <table:table-cell office:value-type="float" office:value="9.3">
                <text:p>9.3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18.83">
                <text:p>18.83</text:p>
              </table:table-cell>
              <table:table-cell office:value-type="float" office:value="14.17">
                <text:p>14.17</text:p>
              </table:table-cell>
              <table:table-cell office:value-type="float" office:value="13.01">
                <text:p>13.01</text:p>
              </table:table-cell>
              <table:table-cell office:value-type="float" office:value="12.73">
                <text:p>12.73</text:p>
              </table:table-cell>
              <table:table-cell office:value-type="float" office:value="12.48">
                <text:p>12.48</text:p>
              </table:table-cell>
              <table:table-cell office:value-type="float" office:value="12.53">
                <text:p>12.53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24.44">
                <text:p>24.44</text:p>
              </table:table-cell>
              <table:table-cell office:value-type="float" office:value="18.4">
                <text:p>18.4</text:p>
              </table:table-cell>
              <table:table-cell office:value-type="float" office:value="16.89">
                <text:p>16.89</text:p>
              </table:table-cell>
              <table:table-cell office:value-type="float" office:value="16.53">
                <text:p>16.53</text:p>
              </table:table-cell>
              <table:table-cell office:value-type="float" office:value="16.21">
                <text:p>16.21</text:p>
              </table:table-cell>
              <table:table-cell office:value-type="float" office:value="16.27">
                <text:p>16.27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0">
                <text:p>3800</text:p>
              </table:table-cell>
              <table:table-cell office:value-type="float" office:value="27.28">
                <text:p>27.28</text:p>
              </table:table-cell>
              <table:table-cell office:value-type="float" office:value="20.54">
                <text:p>20.54</text:p>
              </table:table-cell>
              <table:table-cell office:value-type="float" office:value="18.88">
                <text:p>18.88</text:p>
              </table:table-cell>
              <table:table-cell office:value-type="float" office:value="18.47">
                <text:p>18.47</text:p>
              </table:table-cell>
              <table:table-cell office:value-type="float" office:value="18.12">
                <text:p>18.12</text:p>
              </table:table-cell>
              <table:table-cell office:value-type="float" office:value="18.17">
                <text:p>18.17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39.73">
                <text:p>39.73</text:p>
              </table:table-cell>
              <table:table-cell office:value-type="float" office:value="29.88">
                <text:p>29.88</text:p>
              </table:table-cell>
              <table:table-cell office:value-type="float" office:value="27.4">
                <text:p>27.4</text:p>
              </table:table-cell>
              <table:table-cell office:value-type="float" office:value="26.84">
                <text:p>26.84</text:p>
              </table:table-cell>
              <table:table-cell office:value-type="float" office:value="26.29">
                <text:p>26.29</text:p>
              </table:table-cell>
              <table:table-cell office:value-type="float" office:value="26.4">
                <text:p>26.4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6.22">
                <text:p>46.22</text:p>
              </table:table-cell>
              <table:table-cell office:value-type="float" office:value="34.74">
                <text:p>34.74</text:p>
              </table:table-cell>
              <table:table-cell office:value-type="float" office:value="31.89">
                <text:p>31.89</text:p>
              </table:table-cell>
              <table:table-cell office:value-type="float" office:value="31.24">
                <text:p>31.24</text:p>
              </table:table-cell>
              <table:table-cell office:value-type="float" office:value="30.61">
                <text:p>30.61</text:p>
              </table:table-cell>
              <table:table-cell office:value-type="float" office:value="30.75">
                <text:p>30.75</text:p>
              </table:table-cell>
              <table:table-cell office:value-type="float" office:value="31.08">
                <text:p>31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final_results.I526:final_results.I533 final_results.N526:final_results.N533" svg:x="0.319cm" svg:y="0.18cm" svg:width="12.508cm" svg:height="8.646cm">
          <chartooo:coordinate-region svg:x="1.046cm" svg:y="0.379cm" svg:width="11.68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_results.N526:final_results.N533" chart:class="chart:scatter">
            <chart:domain table:cell-range-address="final_results.I526:final_results.I53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_results.I526:final_results.I533</svg:desc>
                </draw:g>
              </table:table-cell>
              <table:table-cell office:value-type="float" office:value="1">
                <text:p>1</text:p>
                <draw:g>
                  <svg:desc>final_results.N526:final_results.N5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403463427242">
                <text:p>1.31403463427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1222222222222">
                <text:p>1.41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5257142857143">
                <text:p>1.452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7234289024037">
                <text:p>1.47234289024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8264800233304">
                <text:p>1.4826480023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8916227299356">
                <text:p>1.4891622729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9353701527615">
                <text:p>1.493537015276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4cm" svg:height="13.308cm" xlink:href=".." xlink:type="simple" chart:class="chart:scatter" chart:style-name="ch1">
        <chart:legend chart:legend-position="end" svg:x="17.658cm" svg:y="4.861cm" style:legend-expansion="high" chart:style-name="ch2"/>
        <chart:plot-area chart:style-name="ch3" table:cell-range-address="final_results.I129:final_results.I144 final_results.K128:final_results.Q144" chart:data-source-has-labels="row" svg:x="0.402cm" svg:y="0.266cm" svg:width="16.854cm" svg:height="12.776cm">
          <chartooo:coordinate-region svg:x="1.023cm" svg:y="0.465cm" svg:width="15.861cm" svg:height="11.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results.K129:final_results.K144" chart:label-cell-address="final_results.K128:final_results.K128" chart:class="chart:scatter">
            <chart:domain table:cell-range-address="final_results.I129:final_results.I144"/>
            <chart:data-point chart:repeated="16"/>
          </chart:series>
          <chart:series chart:style-name="ch7" chart:values-cell-range-address="final_results.L129:final_results.L144" chart:label-cell-address="final_results.L128:final_results.L128" chart:class="chart:scatter">
            <chart:data-point chart:repeated="16"/>
          </chart:series>
          <chart:series chart:style-name="ch8" chart:values-cell-range-address="final_results.M129:final_results.M144" chart:label-cell-address="final_results.M128:final_results.M128" chart:class="chart:scatter">
            <chart:data-point chart:repeated="16"/>
          </chart:series>
          <chart:series chart:style-name="ch9" chart:values-cell-range-address="final_results.N129:final_results.N144" chart:label-cell-address="final_results.N128:final_results.N128" chart:class="chart:scatter">
            <chart:data-point chart:repeated="16"/>
          </chart:series>
          <chart:series chart:style-name="ch10" chart:values-cell-range-address="final_results.O129:final_results.O144" chart:label-cell-address="final_results.O128:final_results.O128" chart:class="chart:scatter">
            <chart:data-point chart:repeated="16"/>
          </chart:series>
          <chart:series chart:style-name="ch11" chart:values-cell-range-address="final_results.P129:final_results.P144" chart:label-cell-address="final_results.P128:final_results.P128" chart:class="chart:scatter">
            <chart:data-point chart:repeated="16"/>
          </chart:series>
          <chart:series chart:style-name="ch12" chart:values-cell-range-address="final_results.Q129:final_results.Q144" chart:label-cell-address="final_results.Q128:final_results.Q128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ime 1</text:p>
                <draw:g>
                  <svg:desc>final_results.K128:final_results.K128</svg:desc>
                </draw:g>
              </table:table-cell>
              <table:table-cell office:value-type="string">
                <text:p>time 2</text:p>
                <draw:g>
                  <svg:desc>final_results.L128:final_results.L128</svg:desc>
                </draw:g>
              </table:table-cell>
              <table:table-cell office:value-type="string">
                <text:p>time 4</text:p>
                <draw:g>
                  <svg:desc>final_results.M128:final_results.M128</svg:desc>
                </draw:g>
              </table:table-cell>
              <table:table-cell office:value-type="string">
                <text:p>time 8</text:p>
                <draw:g>
                  <svg:desc>final_results.N128:final_results.N128</svg:desc>
                </draw:g>
              </table:table-cell>
              <table:table-cell office:value-type="string">
                <text:p>time 10</text:p>
                <draw:g>
                  <svg:desc>final_results.O128:final_results.O128</svg:desc>
                </draw:g>
              </table:table-cell>
              <table:table-cell office:value-type="string">
                <text:p>time 12</text:p>
                <draw:g>
                  <svg:desc>final_results.P128:final_results.P128</svg:desc>
                </draw:g>
              </table:table-cell>
              <table:table-cell office:value-type="string">
                <text:p>time 14</text:p>
                <draw:g>
                  <svg:desc>final_results.Q128:final_results.Q1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final_results.I129:final_results.I144</svg:desc>
                </draw:g>
              </table:table-cell>
              <table:table-cell office:value-type="float" office:value="0.82">
                <text:p>0.82</text:p>
                <draw:g>
                  <svg:desc>final_results.K129:final_results.K144</svg:desc>
                </draw:g>
              </table:table-cell>
              <table:table-cell office:value-type="float" office:value="0.61">
                <text:p>0.61</text:p>
                <draw:g>
                  <svg:desc>final_results.L129:final_results.L144</svg:desc>
                </draw:g>
              </table:table-cell>
              <table:table-cell office:value-type="float" office:value="0.54">
                <text:p>0.54</text:p>
                <draw:g>
                  <svg:desc>final_results.M129:final_results.M144</svg:desc>
                </draw:g>
              </table:table-cell>
              <table:table-cell office:value-type="float" office:value="0.53">
                <text:p>0.53</text:p>
                <draw:g>
                  <svg:desc>final_results.N129:final_results.N144</svg:desc>
                </draw:g>
              </table:table-cell>
              <table:table-cell office:value-type="float" office:value="0.53">
                <text:p>0.53</text:p>
                <draw:g>
                  <svg:desc>final_results.O129:final_results.O144</svg:desc>
                </draw:g>
              </table:table-cell>
              <table:table-cell office:value-type="float" office:value="0.52">
                <text:p>0.52</text:p>
                <draw:g>
                  <svg:desc>final_results.P129:final_results.P144</svg:desc>
                </draw:g>
              </table:table-cell>
              <table:table-cell office:value-type="float" office:value="0.52">
                <text:p>0.52</text:p>
                <draw:g>
                  <svg:desc>final_results.Q129:final_results.Q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4">
                <text:p>1.04</text:p>
              </table:table-cell>
              <table:table-cell office:value-type="float" office:value="0.78">
                <text:p>0.78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.29">
                <text:p>1.29</text:p>
              </table:table-cell>
              <table:table-cell office:value-type="float" office:value="0.97">
                <text:p>0.97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56">
                <text:p>1.56</text:p>
              </table:table-cell>
              <table:table-cell office:value-type="float" office:value="1.17">
                <text:p>1.17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.85">
                <text:p>1.85</text:p>
              </table:table-cell>
              <table:table-cell office:value-type="float" office:value="1.39">
                <text:p>1.39</text:p>
              </table:table-cell>
              <table:table-cell office:value-type="float" office:value="1.25">
                <text:p>1.25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2.17">
                <text:p>2.17</text:p>
              </table:table-cell>
              <table:table-cell office:value-type="float" office:value="1.63">
                <text:p>1.63</text:p>
              </table:table-cell>
              <table:table-cell office:value-type="float" office:value="1.47">
                <text:p>1.47</text:p>
              </table:table-cell>
              <table:table-cell office:value-type="float" office:value="1.43">
                <text:p>1.43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5">
                <text:p>2.5</text:p>
              </table:table-cell>
              <table:table-cell office:value-type="float" office:value="1.88">
                <text:p>1.88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.74">
                <text:p>3.74</text:p>
              </table:table-cell>
              <table:table-cell office:value-type="float" office:value="2.82">
                <text:p>2.82</text:p>
              </table:table-cell>
              <table:table-cell office:value-type="float" office:value="2.53">
                <text:p>2.53</text:p>
              </table:table-cell>
              <table:table-cell office:value-type="float" office:value="2.46">
                <text:p>2.46</text:p>
              </table:table-cell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7.86">
                <text:p>7.86</text:p>
              </table:table-cell>
              <table:table-cell office:value-type="float" office:value="5.91">
                <text:p>5.91</text:p>
              </table:table-cell>
              <table:table-cell office:value-type="float" office:value="5.32">
                <text:p>5.32</text:p>
              </table:table-cell>
              <table:table-cell office:value-type="float" office:value="5.17">
                <text:p>5.17</text:p>
              </table:table-cell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9.4">
                <text:p>9.4</text:p>
              </table:table-cell>
              <table:table-cell office:value-type="float" office:value="7.06">
                <text:p>7.06</text:p>
              </table:table-cell>
              <table:table-cell office:value-type="float" office:value="6.36">
                <text:p>6.36</text:p>
              </table:table-cell>
              <table:table-cell office:value-type="float" office:value="6.17">
                <text:p>6.17</text:p>
              </table:table-cell>
              <table:table-cell office:value-type="float" office:value="6.15">
                <text:p>6.15</text:p>
              </table:table-cell>
              <table:table-cell office:value-type="float" office:value="6.15">
                <text:p>6.15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98">
                <text:p>13.98</text:p>
              </table:table-cell>
              <table:table-cell office:value-type="float" office:value="10.52">
                <text:p>10.52</text:p>
              </table:table-cell>
              <table:table-cell office:value-type="float" office:value="9.47">
                <text:p>9.47</text:p>
              </table:table-cell>
              <table:table-cell office:value-type="float" office:value="9.2">
                <text:p>9.2</text:p>
              </table:table-cell>
              <table:table-cell office:value-type="float" office:value="9.17">
                <text:p>9.17</text:p>
              </table:table-cell>
              <table:table-cell office:value-type="float" office:value="9.16">
                <text:p>9.16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18.82">
                <text:p>18.82</text:p>
              </table:table-cell>
              <table:table-cell office:value-type="float" office:value="14.18">
                <text:p>14.18</text:p>
              </table:table-cell>
              <table:table-cell office:value-type="float" office:value="12.75">
                <text:p>12.75</text:p>
              </table:table-cell>
              <table:table-cell office:value-type="float" office:value="12.38">
                <text:p>12.38</text:p>
              </table:table-cell>
              <table:table-cell office:value-type="float" office:value="12.35">
                <text:p>12.35</text:p>
              </table:table-cell>
              <table:table-cell office:value-type="float" office:value="12.34">
                <text:p>12.34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24.46">
                <text:p>24.46</text:p>
              </table:table-cell>
              <table:table-cell office:value-type="float" office:value="18.39">
                <text:p>18.39</text:p>
              </table:table-cell>
              <table:table-cell office:value-type="float" office:value="16.57">
                <text:p>16.57</text:p>
              </table:table-cell>
              <table:table-cell office:value-type="float" office:value="16.08">
                <text:p>16.08</text:p>
              </table:table-cell>
              <table:table-cell office:value-type="float" office:value="16.05">
                <text:p>16.05</text:p>
              </table:table-cell>
              <table:table-cell office:value-type="float" office:value="16.03">
                <text:p>16.03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0">
                <text:p>3800</text:p>
              </table:table-cell>
              <table:table-cell office:value-type="float" office:value="27.29">
                <text:p>27.29</text:p>
              </table:table-cell>
              <table:table-cell office:value-type="float" office:value="20.54">
                <text:p>20.54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17.93">
                <text:p>17.93</text:p>
              </table:table-cell>
              <table:table-cell office:value-type="float" office:value="17.92">
                <text:p>17.9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39.7">
                <text:p>39.7</text:p>
              </table:table-cell>
              <table:table-cell office:value-type="float" office:value="29.85">
                <text:p>29.85</text:p>
              </table:table-cell>
              <table:table-cell office:value-type="float" office:value="26.86">
                <text:p>26.86</text:p>
              </table:table-cell>
              <table:table-cell office:value-type="float" office:value="26.09">
                <text:p>26.0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6.17">
                <text:p>46.17</text:p>
              </table:table-cell>
              <table:table-cell office:value-type="float" office:value="34.73">
                <text:p>34.73</text:p>
              </table:table-cell>
              <table:table-cell office:value-type="float" office:value="31.26">
                <text:p>31.26</text:p>
              </table:table-cell>
              <table:table-cell office:value-type="float" office:value="30.36">
                <text:p>30.36</text:p>
              </table:table-cell>
              <table:table-cell office:value-type="float" office:value="30.29">
                <text:p>30.29</text:p>
              </table:table-cell>
              <table:table-cell office:value-type="float" office:value="30.27">
                <text:p>30.27</text:p>
              </table:table-cell>
              <table:table-cell office:value-type="float" office:value="30.25">
                <text:p>3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89cm" svg:height="13.786cm" xlink:href=".." xlink:type="simple" chart:class="chart:scatter" chart:style-name="ch1">
        <chart:legend chart:legend-position="end" svg:x="17.407cm" svg:y="5.1cm" style:legend-expansion="high" chart:style-name="ch2"/>
        <chart:plot-area chart:style-name="ch3" table:cell-range-address="final_results.I255:final_results.I270 final_results.K254:final_results.Q270" chart:data-source-has-labels="row" svg:x="0.397cm" svg:y="0.275cm" svg:width="16.613cm" svg:height="13.236cm">
          <chartooo:coordinate-region svg:x="1.018cm" svg:y="0.475cm" svg:width="15.62cm" svg:height="12.3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results.K255:final_results.K270" chart:label-cell-address="final_results.K254:final_results.K254" chart:class="chart:scatter">
            <chart:domain table:cell-range-address="final_results.I255:final_results.I270"/>
            <chart:data-point chart:repeated="16"/>
          </chart:series>
          <chart:series chart:style-name="ch7" chart:values-cell-range-address="final_results.L255:final_results.L270" chart:label-cell-address="final_results.L254:final_results.L254" chart:class="chart:scatter">
            <chart:data-point chart:repeated="16"/>
          </chart:series>
          <chart:series chart:style-name="ch8" chart:values-cell-range-address="final_results.M255:final_results.M270" chart:label-cell-address="final_results.M254:final_results.M254" chart:class="chart:scatter">
            <chart:data-point chart:repeated="16"/>
          </chart:series>
          <chart:series chart:style-name="ch9" chart:values-cell-range-address="final_results.N255:final_results.N270" chart:label-cell-address="final_results.N254:final_results.N254" chart:class="chart:scatter">
            <chart:data-point chart:repeated="16"/>
          </chart:series>
          <chart:series chart:style-name="ch10" chart:values-cell-range-address="final_results.O255:final_results.O270" chart:label-cell-address="final_results.O254:final_results.O254" chart:class="chart:scatter">
            <chart:data-point chart:repeated="16"/>
          </chart:series>
          <chart:series chart:style-name="ch11" chart:values-cell-range-address="final_results.P255:final_results.P270" chart:label-cell-address="final_results.P254:final_results.P254" chart:class="chart:scatter">
            <chart:data-point chart:repeated="16"/>
          </chart:series>
          <chart:series chart:style-name="ch12" chart:values-cell-range-address="final_results.Q255:final_results.Q270" chart:label-cell-address="final_results.Q254:final_results.Q254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ime 1</text:p>
                <draw:g>
                  <svg:desc>final_results.K254:final_results.K254</svg:desc>
                </draw:g>
              </table:table-cell>
              <table:table-cell office:value-type="string">
                <text:p>time 2</text:p>
                <draw:g>
                  <svg:desc>final_results.L254:final_results.L254</svg:desc>
                </draw:g>
              </table:table-cell>
              <table:table-cell office:value-type="string">
                <text:p>time 4</text:p>
                <draw:g>
                  <svg:desc>final_results.M254:final_results.M254</svg:desc>
                </draw:g>
              </table:table-cell>
              <table:table-cell office:value-type="string">
                <text:p>time 8</text:p>
                <draw:g>
                  <svg:desc>final_results.N254:final_results.N254</svg:desc>
                </draw:g>
              </table:table-cell>
              <table:table-cell office:value-type="string">
                <text:p>time 10</text:p>
                <draw:g>
                  <svg:desc>final_results.O254:final_results.O254</svg:desc>
                </draw:g>
              </table:table-cell>
              <table:table-cell office:value-type="string">
                <text:p>time 12</text:p>
                <draw:g>
                  <svg:desc>final_results.P254:final_results.P254</svg:desc>
                </draw:g>
              </table:table-cell>
              <table:table-cell office:value-type="string">
                <text:p>time 14</text:p>
                <draw:g>
                  <svg:desc>final_results.Q254:final_results.Q2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final_results.I255:final_results.I270</svg:desc>
                </draw:g>
              </table:table-cell>
              <table:table-cell office:value-type="float" office:value="0.82">
                <text:p>0.82</text:p>
                <draw:g>
                  <svg:desc>final_results.K255:final_results.K270</svg:desc>
                </draw:g>
              </table:table-cell>
              <table:table-cell office:value-type="float" office:value="0.61">
                <text:p>0.61</text:p>
                <draw:g>
                  <svg:desc>final_results.L255:final_results.L270</svg:desc>
                </draw:g>
              </table:table-cell>
              <table:table-cell office:value-type="float" office:value="0.56">
                <text:p>0.56</text:p>
                <draw:g>
                  <svg:desc>final_results.M255:final_results.M270</svg:desc>
                </draw:g>
              </table:table-cell>
              <table:table-cell office:value-type="float" office:value="0.55">
                <text:p>0.55</text:p>
                <draw:g>
                  <svg:desc>final_results.N255:final_results.N270</svg:desc>
                </draw:g>
              </table:table-cell>
              <table:table-cell office:value-type="float" office:value="0.54">
                <text:p>0.54</text:p>
                <draw:g>
                  <svg:desc>final_results.O255:final_results.O270</svg:desc>
                </draw:g>
              </table:table-cell>
              <table:table-cell office:value-type="float" office:value="0.54">
                <text:p>0.54</text:p>
                <draw:g>
                  <svg:desc>final_results.P255:final_results.P270</svg:desc>
                </draw:g>
              </table:table-cell>
              <table:table-cell office:value-type="float" office:value="0.55">
                <text:p>0.55</text:p>
                <draw:g>
                  <svg:desc>final_results.Q255:final_results.Q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4">
                <text:p>1.04</text:p>
              </table:table-cell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.29">
                <text:p>1.29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56">
                <text:p>1.56</text:p>
              </table:table-cell>
              <table:table-cell office:value-type="float" office:value="1.17">
                <text:p>1.17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.85">
                <text:p>1.85</text:p>
              </table:table-cell>
              <table:table-cell office:value-type="float" office:value="1.4">
                <text:p>1.4</text:p>
              </table:table-cell>
              <table:table-cell office:value-type="float" office:value="1.28">
                <text:p>1.28</text:p>
              </table:table-cell>
              <table:table-cell office:value-type="float" office:value="1.26">
                <text:p>1.26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2.17">
                <text:p>2.17</text:p>
              </table:table-cell>
              <table:table-cell office:value-type="float" office:value="1.64">
                <text:p>1.64</text:p>
              </table:table-cell>
              <table:table-cell office:value-type="float" office:value="1.51">
                <text:p>1.51</text:p>
              </table:table-cell>
              <table:table-cell office:value-type="float" office:value="1.47">
                <text:p>1.47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1.74">
                <text:p>1.74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  <table:table-cell office:value-type="float" office:value="1.67">
                <text:p>1.6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.74">
                <text:p>3.74</text:p>
              </table:table-cell>
              <table:table-cell office:value-type="float" office:value="2.82">
                <text:p>2.82</text:p>
              </table:table-cell>
              <table:table-cell office:value-type="float" office:value="2.59">
                <text:p>2.59</text:p>
              </table:table-cell>
              <table:table-cell office:value-type="float" office:value="2.54">
                <text:p>2.54</text:p>
              </table:table-cell>
              <table:table-cell office:value-type="float" office:value="2.49">
                <text:p>2.49</text:p>
              </table:table-cell>
              <table:table-cell office:value-type="float" office:value="2.5">
                <text:p>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7.86">
                <text:p>7.86</text:p>
              </table:table-cell>
              <table:table-cell office:value-type="float" office:value="5.93">
                <text:p>5.93</text:p>
              </table:table-cell>
              <table:table-cell office:value-type="float" office:value="5.44">
                <text:p>5.44</text:p>
              </table:table-cell>
              <table:table-cell office:value-type="float" office:value="5.33">
                <text:p>5.33</text:p>
              </table:table-cell>
              <table:table-cell office:value-type="float" office:value="5.22">
                <text:p>5.22</text:p>
              </table:table-cell>
              <table:table-cell office:value-type="float" office:value="5.25">
                <text:p>5.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9.4">
                <text:p>9.4</text:p>
              </table:table-cell>
              <table:table-cell office:value-type="float" office:value="7.07">
                <text:p>7.07</text:p>
              </table:table-cell>
              <table:table-cell office:value-type="float" office:value="6.5">
                <text:p>6.5</text:p>
              </table:table-cell>
              <table:table-cell office:value-type="float" office:value="6.36">
                <text:p>6.36</text:p>
              </table:table-cell>
              <table:table-cell office:value-type="float" office:value="6.24">
                <text:p>6.24</text:p>
              </table:table-cell>
              <table:table-cell office:value-type="float" office:value="6.26">
                <text:p>6.26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98">
                <text:p>13.98</text:p>
              </table:table-cell>
              <table:table-cell office:value-type="float" office:value="10.54">
                <text:p>10.54</text:p>
              </table:table-cell>
              <table:table-cell office:value-type="float" office:value="9.68">
                <text:p>9.68</text:p>
              </table:table-cell>
              <table:table-cell office:value-type="float" office:value="9.48">
                <text:p>9.48</text:p>
              </table:table-cell>
              <table:table-cell office:value-type="float" office:value="9.3">
                <text:p>9.3</text:p>
              </table:table-cell>
              <table:table-cell office:value-type="float" office:value="9.33">
                <text:p>9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18.83">
                <text:p>18.83</text:p>
              </table:table-cell>
              <table:table-cell office:value-type="float" office:value="14.19">
                <text:p>14.19</text:p>
              </table:table-cell>
              <table:table-cell office:value-type="float" office:value="13.04">
                <text:p>13.04</text:p>
              </table:table-cell>
              <table:table-cell office:value-type="float" office:value="12.76">
                <text:p>12.76</text:p>
              </table:table-cell>
              <table:table-cell office:value-type="float" office:value="12.51">
                <text:p>12.51</text:p>
              </table:table-cell>
              <table:table-cell office:value-type="float" office:value="12.56">
                <text:p>12.5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24.45">
                <text:p>24.45</text:p>
              </table:table-cell>
              <table:table-cell office:value-type="float" office:value="18.42">
                <text:p>18.42</text:p>
              </table:table-cell>
              <table:table-cell office:value-type="float" office:value="16.93">
                <text:p>16.93</text:p>
              </table:table-cell>
              <table:table-cell office:value-type="float" office:value="16.57">
                <text:p>16.57</text:p>
              </table:table-cell>
              <table:table-cell office:value-type="float" office:value="16.27">
                <text:p>16.27</text:p>
              </table:table-cell>
              <table:table-cell office:value-type="float" office:value="16.31">
                <text:p>16.31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0">
                <text:p>3800</text:p>
              </table:table-cell>
              <table:table-cell office:value-type="float" office:value="27.29">
                <text:p>27.29</text:p>
              </table:table-cell>
              <table:table-cell office:value-type="float" office:value="20.59">
                <text:p>20.59</text:p>
              </table:table-cell>
              <table:table-cell office:value-type="float" office:value="18.94">
                <text:p>18.94</text:p>
              </table:table-cell>
              <table:table-cell office:value-type="float" office:value="18.51">
                <text:p>18.51</text:p>
              </table:table-cell>
              <table:table-cell office:value-type="float" office:value="18.16">
                <text:p>18.16</text:p>
              </table:table-cell>
              <table:table-cell office:value-type="float" office:value="18.21">
                <text:p>18.21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39.75">
                <text:p>39.75</text:p>
              </table:table-cell>
              <table:table-cell office:value-type="float" office:value="29.9">
                <text:p>29.9</text:p>
              </table:table-cell>
              <table:table-cell office:value-type="float" office:value="27.45">
                <text:p>27.45</text:p>
              </table:table-cell>
              <table:table-cell office:value-type="float" office:value="26.87">
                <text:p>26.87</text:p>
              </table:table-cell>
              <table:table-cell office:value-type="float" office:value="26.34">
                <text:p>26.34</text:p>
              </table:table-cell>
              <table:table-cell office:value-type="float" office:value="26.45">
                <text:p>26.45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6.18">
                <text:p>46.18</text:p>
              </table:table-cell>
              <table:table-cell office:value-type="float" office:value="34.78">
                <text:p>34.78</text:p>
              </table:table-cell>
              <table:table-cell office:value-type="float" office:value="31.95">
                <text:p>31.95</text:p>
              </table:table-cell>
              <table:table-cell office:value-type="float" office:value="31.27">
                <text:p>31.27</text:p>
              </table:table-cell>
              <table:table-cell office:value-type="float" office:value="30.67">
                <text:p>30.67</text:p>
              </table:table-cell>
              <table:table-cell office:value-type="float" office:value="30.8">
                <text:p>30.8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4cm" svg:height="14.079cm" xlink:href=".." xlink:type="simple" chart:class="chart:scatter" chart:style-name="ch1">
        <chart:legend chart:legend-position="end" svg:x="17.602cm" svg:y="5.246cm" style:legend-expansion="high" chart:style-name="ch2"/>
        <chart:plot-area chart:style-name="ch3" table:cell-range-address="final_results.G382:final_results.G397 final_results.I381:final_results.O397" chart:data-source-has-labels="row" svg:x="0.401cm" svg:y="0.281cm" svg:width="16.8cm" svg:height="13.517cm">
          <chartooo:coordinate-region svg:x="1.022cm" svg:y="0.481cm" svg:width="15.808cm" svg:height="12.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results.I382:final_results.I397" chart:label-cell-address="final_results.I381:final_results.I381" chart:class="chart:scatter">
            <chart:domain table:cell-range-address="final_results.G382:final_results.G397"/>
            <chart:data-point chart:repeated="16"/>
          </chart:series>
          <chart:series chart:style-name="ch7" chart:values-cell-range-address="final_results.J382:final_results.J397" chart:label-cell-address="final_results.J381:final_results.J381" chart:class="chart:scatter">
            <chart:data-point chart:repeated="16"/>
          </chart:series>
          <chart:series chart:style-name="ch8" chart:values-cell-range-address="final_results.K382:final_results.K397" chart:label-cell-address="final_results.K381:final_results.K381" chart:class="chart:scatter">
            <chart:data-point chart:repeated="16"/>
          </chart:series>
          <chart:series chart:style-name="ch9" chart:values-cell-range-address="final_results.L382:final_results.L397" chart:label-cell-address="final_results.L381:final_results.L381" chart:class="chart:scatter">
            <chart:data-point chart:repeated="16"/>
          </chart:series>
          <chart:series chart:style-name="ch10" chart:values-cell-range-address="final_results.M382:final_results.M397" chart:label-cell-address="final_results.M381:final_results.M381" chart:class="chart:scatter">
            <chart:data-point chart:repeated="16"/>
          </chart:series>
          <chart:series chart:style-name="ch11" chart:values-cell-range-address="final_results.N382:final_results.N397" chart:label-cell-address="final_results.N381:final_results.N381" chart:class="chart:scatter">
            <chart:data-point chart:repeated="16"/>
          </chart:series>
          <chart:series chart:style-name="ch12" chart:values-cell-range-address="final_results.O382:final_results.O397" chart:label-cell-address="final_results.O381:final_results.O38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 1</text:p>
                <draw:g>
                  <svg:desc>final_results.I381:final_results.I381</svg:desc>
                </draw:g>
              </table:table-cell>
              <table:table-cell office:value-type="string">
                <text:p>time 2</text:p>
                <draw:g>
                  <svg:desc>final_results.J381:final_results.J381</svg:desc>
                </draw:g>
              </table:table-cell>
              <table:table-cell office:value-type="string">
                <text:p>time 4</text:p>
                <draw:g>
                  <svg:desc>final_results.K381:final_results.K381</svg:desc>
                </draw:g>
              </table:table-cell>
              <table:table-cell office:value-type="string">
                <text:p>time 8</text:p>
                <draw:g>
                  <svg:desc>final_results.L381:final_results.L381</svg:desc>
                </draw:g>
              </table:table-cell>
              <table:table-cell office:value-type="string">
                <text:p>time 10</text:p>
                <draw:g>
                  <svg:desc>final_results.M381:final_results.M381</svg:desc>
                </draw:g>
              </table:table-cell>
              <table:table-cell office:value-type="string">
                <text:p>time 12</text:p>
                <draw:g>
                  <svg:desc>final_results.N381:final_results.N381</svg:desc>
                </draw:g>
              </table:table-cell>
              <table:table-cell office:value-type="string">
                <text:p>time 14</text:p>
                <draw:g>
                  <svg:desc>final_results.O381:final_results.O3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final_results.G382:final_results.G397</svg:desc>
                </draw:g>
              </table:table-cell>
              <table:table-cell office:value-type="float" office:value="0.82">
                <text:p>0.82</text:p>
                <draw:g>
                  <svg:desc>final_results.I382:final_results.I397</svg:desc>
                </draw:g>
              </table:table-cell>
              <table:table-cell office:value-type="float" office:value="0.61">
                <text:p>0.61</text:p>
                <draw:g>
                  <svg:desc>final_results.J382:final_results.J397</svg:desc>
                </draw:g>
              </table:table-cell>
              <table:table-cell office:value-type="float" office:value="0.55">
                <text:p>0.55</text:p>
                <draw:g>
                  <svg:desc>final_results.K382:final_results.K397</svg:desc>
                </draw:g>
              </table:table-cell>
              <table:table-cell office:value-type="float" office:value="0.53">
                <text:p>0.53</text:p>
                <draw:g>
                  <svg:desc>final_results.L382:final_results.L397</svg:desc>
                </draw:g>
              </table:table-cell>
              <table:table-cell office:value-type="float" office:value="0.53">
                <text:p>0.53</text:p>
                <draw:g>
                  <svg:desc>final_results.M382:final_results.M397</svg:desc>
                </draw:g>
              </table:table-cell>
              <table:table-cell office:value-type="float" office:value="0.53">
                <text:p>0.53</text:p>
                <draw:g>
                  <svg:desc>final_results.N382:final_results.N397</svg:desc>
                </draw:g>
              </table:table-cell>
              <table:table-cell office:value-type="float" office:value="0.53">
                <text:p>0.53</text:p>
                <draw:g>
                  <svg:desc>final_results.O382:final_results.O3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4">
                <text:p>1.04</text:p>
              </table:table-cell>
              <table:table-cell office:value-type="float" office:value="0.78">
                <text:p>0.78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.29">
                <text:p>1.29</text:p>
              </table:table-cell>
              <table:table-cell office:value-type="float" office:value="0.97">
                <text:p>0.9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56">
                <text:p>1.56</text:p>
              </table:table-cell>
              <table:table-cell office:value-type="float" office:value="1.17">
                <text:p>1.17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.85">
                <text:p>1.85</text:p>
              </table:table-cell>
              <table:table-cell office:value-type="float" office:value="1.4">
                <text:p>1.4</text:p>
              </table:table-cell>
              <table:table-cell office:value-type="float" office:value="1.26">
                <text:p>1.26</text:p>
              </table:table-cell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1.21">
                <text:p>1.2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2.17">
                <text:p>2.17</text:p>
              </table:table-cell>
              <table:table-cell office:value-type="float" office:value="1.64">
                <text:p>1.64</text:p>
              </table:table-cell>
              <table:table-cell office:value-type="float" office:value="1.48">
                <text:p>1.48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.75">
                <text:p>3.75</text:p>
              </table:table-cell>
              <table:table-cell office:value-type="float" office:value="2.82">
                <text:p>2.82</text:p>
              </table:table-cell>
              <table:table-cell office:value-type="float" office:value="2.54">
                <text:p>2.54</text:p>
              </table:table-cell>
              <table:table-cell office:value-type="float" office:value="2.47">
                <text:p>2.47</text:p>
              </table:table-cell>
              <table:table-cell office:value-type="float" office:value="2.46">
                <text:p>2.46</text:p>
              </table:table-cell>
              <table:table-cell office:value-type="float" office:value="2.46">
                <text:p>2.4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7.86">
                <text:p>7.86</text:p>
              </table:table-cell>
              <table:table-cell office:value-type="float" office:value="5.93">
                <text:p>5.93</text:p>
              </table:table-cell>
              <table:table-cell office:value-type="float" office:value="5.34">
                <text:p>5.34</text:p>
              </table:table-cell>
              <table:table-cell office:value-type="float" office:value="5.18">
                <text:p>5.18</text:p>
              </table:table-cell>
              <table:table-cell office:value-type="float" office:value="5.17">
                <text:p>5.17</text:p>
              </table:table-cell>
              <table:table-cell office:value-type="float" office:value="5.16">
                <text:p>5.1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9.4">
                <text:p>9.4</text:p>
              </table:table-cell>
              <table:table-cell office:value-type="float" office:value="7.07">
                <text:p>7.07</text:p>
              </table:table-cell>
              <table:table-cell office:value-type="float" office:value="6.38">
                <text:p>6.38</text:p>
              </table:table-cell>
              <table:table-cell office:value-type="float" office:value="6.19">
                <text:p>6.19</text:p>
              </table:table-cell>
              <table:table-cell office:value-type="float" office:value="6.17">
                <text:p>6.17</text:p>
              </table:table-cell>
              <table:table-cell office:value-type="float" office:value="6.17">
                <text:p>6.1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98">
                <text:p>13.98</text:p>
              </table:table-cell>
              <table:table-cell office:value-type="float" office:value="10.54">
                <text:p>10.54</text:p>
              </table:table-cell>
              <table:table-cell office:value-type="float" office:value="9.5">
                <text:p>9.5</text:p>
              </table:table-cell>
              <table:table-cell office:value-type="float" office:value="9.22">
                <text:p>9.22</text:p>
              </table:table-cell>
              <table:table-cell office:value-type="float" office:value="9.21">
                <text:p>9.21</text:p>
              </table:table-cell>
              <table:table-cell office:value-type="float" office:value="9.19">
                <text:p>9.19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18.83">
                <text:p>18.83</text:p>
              </table:table-cell>
              <table:table-cell office:value-type="float" office:value="14.19">
                <text:p>14.19</text:p>
              </table:table-cell>
              <table:table-cell office:value-type="float" office:value="12.79">
                <text:p>12.79</text:p>
              </table:table-cell>
              <table:table-cell office:value-type="float" office:value="12.42">
                <text:p>12.42</text:p>
              </table:table-cell>
              <table:table-cell office:value-type="float" office:value="12.39">
                <text:p>12.39</text:p>
              </table:table-cell>
              <table:table-cell office:value-type="float" office:value="12.37">
                <text:p>12.37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24.44">
                <text:p>24.44</text:p>
              </table:table-cell>
              <table:table-cell office:value-type="float" office:value="18.43">
                <text:p>18.43</text:p>
              </table:table-cell>
              <table:table-cell office:value-type="float" office:value="16.6">
                <text:p>16.6</text:p>
              </table:table-cell>
              <table:table-cell office:value-type="float" office:value="16.12">
                <text:p>16.12</text:p>
              </table:table-cell>
              <table:table-cell office:value-type="float" office:value="16.08">
                <text:p>16.08</text:p>
              </table:table-cell>
              <table:table-cell office:value-type="float" office:value="16.07">
                <text:p>16.07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0">
                <text:p>3800</text:p>
              </table:table-cell>
              <table:table-cell office:value-type="float" office:value="27.28">
                <text:p>27.28</text:p>
              </table:table-cell>
              <table:table-cell office:value-type="float" office:value="20.58">
                <text:p>20.58</text:p>
              </table:table-cell>
              <table:table-cell office:value-type="float" office:value="18.55">
                <text:p>18.55</text:p>
              </table:table-cell>
              <table:table-cell office:value-type="float" office:value="18.01">
                <text:p>18.01</text:p>
              </table:table-cell>
              <table:table-cell office:value-type="float" office:value="17.97">
                <text:p>17.97</text:p>
              </table:table-cell>
              <table:table-cell office:value-type="float" office:value="17.95">
                <text:p>17.9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39.74">
                <text:p>39.74</text:p>
              </table:table-cell>
              <table:table-cell office:value-type="float" office:value="29.92">
                <text:p>29.92</text:p>
              </table:table-cell>
              <table:table-cell office:value-type="float" office:value="26.91">
                <text:p>26.91</text:p>
              </table:table-cell>
              <table:table-cell office:value-type="float" office:value="26.14">
                <text:p>26.14</text:p>
              </table:table-cell>
              <table:table-cell office:value-type="float" office:value="26.07">
                <text:p>26.07</text:p>
              </table:table-cell>
              <table:table-cell office:value-type="float" office:value="26.05">
                <text:p>26.05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6.2">
                <text:p>46.2</text:p>
              </table:table-cell>
              <table:table-cell office:value-type="float" office:value="34.78">
                <text:p>34.78</text:p>
              </table:table-cell>
              <table:table-cell office:value-type="float" office:value="31.32">
                <text:p>31.32</text:p>
              </table:table-cell>
              <table:table-cell office:value-type="float" office:value="30.43">
                <text:p>30.43</text:p>
              </table:table-cell>
              <table:table-cell office:value-type="float" office:value="30.35">
                <text:p>30.35</text:p>
              </table:table-cell>
              <table:table-cell office:value-type="float" office:value="30.34">
                <text:p>30.34</text:p>
              </table:table-cell>
              <table:table-cell office:value-type="float" office:value="30.32">
                <text:p>30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59cm" svg:height="13.575cm" xlink:href=".." xlink:type="simple" chart:class="chart:scatter" chart:style-name="ch1">
        <chart:legend chart:legend-position="end" svg:x="18.022cm" svg:y="5.741cm" style:legend-expansion="high" chart:style-name="ch2"/>
        <chart:plot-area chart:style-name="ch3" table:cell-range-address="final_results.B525:final_results.F538 final_results.C524:final_results.F524" chart:data-source-has-labels="row" svg:x="0.421cm" svg:y="0.271cm" svg:width="17.18cm" svg:height="13.033cm">
          <chartooo:coordinate-region svg:x="1.042cm" svg:y="0.47cm" svg:width="16.372cm" svg:height="12.1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_results.C525:final_results.C538" chart:label-cell-address="final_results.C524:final_results.C524" chart:class="chart:scatter">
            <chart:domain table:cell-range-address="final_results.B525:final_results.B538"/>
            <chart:data-point chart:repeated="14"/>
          </chart:series>
          <chart:series chart:style-name="ch8" chart:values-cell-range-address="final_results.D525:final_results.D538" chart:label-cell-address="final_results.D524:final_results.D524" chart:class="chart:scatter">
            <chart:data-point chart:repeated="14"/>
          </chart:series>
          <chart:series chart:style-name="ch9" chart:values-cell-range-address="final_results.E525:final_results.E538" chart:label-cell-address="final_results.E524:final_results.E524" chart:class="chart:scatter">
            <chart:data-point chart:repeated="14"/>
          </chart:series>
          <chart:series chart:style-name="ch10" chart:values-cell-range-address="final_results.F525:final_results.F538" chart:label-cell-address="final_results.F524:final_results.F524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impl 0</text:p>
                <draw:g>
                  <svg:desc>final_results.C524:final_results.C524</svg:desc>
                </draw:g>
              </table:table-cell>
              <table:table-cell office:value-type="string">
                <text:p>time impl 1</text:p>
                <draw:g>
                  <svg:desc>final_results.D524:final_results.D524</svg:desc>
                </draw:g>
              </table:table-cell>
              <table:table-cell office:value-type="string">
                <text:p>time impl 2</text:p>
                <draw:g>
                  <svg:desc>final_results.E524:final_results.E524</svg:desc>
                </draw:g>
              </table:table-cell>
              <table:table-cell office:value-type="string">
                <text:p>time impl 3</text:p>
                <draw:g>
                  <svg:desc>final_results.F524:final_results.F5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_results.B525:final_results.B538</svg:desc>
                </draw:g>
              </table:table-cell>
              <table:table-cell office:value-type="float" office:value="81.41">
                <text:p>81.41</text:p>
                <draw:g>
                  <svg:desc>final_results.C525:final_results.C538</svg:desc>
                </draw:g>
              </table:table-cell>
              <table:table-cell office:value-type="float" office:value="81.43">
                <text:p>81.43</text:p>
                <draw:g>
                  <svg:desc>final_results.D525:final_results.D538</svg:desc>
                </draw:g>
              </table:table-cell>
              <table:table-cell office:value-type="float" office:value="81.41">
                <text:p>81.41</text:p>
                <draw:g>
                  <svg:desc>final_results.E525:final_results.E538</svg:desc>
                </draw:g>
              </table:table-cell>
              <table:table-cell office:value-type="float" office:value="81.42">
                <text:p>81.42</text:p>
                <draw:g>
                  <svg:desc>final_results.F525:final_results.F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1.24">
                <text:p>61.24</text:p>
              </table:table-cell>
              <table:table-cell office:value-type="float" office:value="61.24">
                <text:p>61.24</text:p>
              </table:table-cell>
              <table:table-cell office:value-type="float" office:value="61.31">
                <text:p>61.31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77">
                <text:p>56.77</text:p>
              </table:table-cell>
              <table:table-cell office:value-type="float" office:value="56.78">
                <text:p>56.78</text:p>
              </table:table-cell>
              <table:table-cell office:value-type="float" office:value="56.85">
                <text:p>56.85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.28">
                <text:p>56.28</text:p>
              </table:table-cell>
              <table:table-cell office:value-type="float" office:value="55.13">
                <text:p>55.13</text:p>
              </table:table-cell>
              <table:table-cell office:value-type="float" office:value="56.35">
                <text:p>56.35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.68">
                <text:p>54.68</text:p>
              </table:table-cell>
              <table:table-cell office:value-type="float" office:value="54.37">
                <text:p>54.37</text:p>
              </table:table-cell>
              <table:table-cell office:value-type="float" office:value="54.77">
                <text:p>54.77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62">
                <text:p>54.62</text:p>
              </table:table-cell>
              <table:table-cell office:value-type="float" office:value="53.97">
                <text:p>53.97</text:p>
              </table:table-cell>
              <table:table-cell office:value-type="float" office:value="54.7">
                <text:p>54.7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.06">
                <text:p>55.06</text:p>
              </table:table-cell>
              <table:table-cell office:value-type="float" office:value="53.69">
                <text:p>53.69</text:p>
              </table:table-cell>
              <table:table-cell office:value-type="float" office:value="55.2">
                <text:p>55.2</text:p>
              </table:table-cell>
              <table:table-cell office:value-type="float" office:value="53.78">
                <text:p>5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.1">
                <text:p>55.1</text:p>
              </table:table-cell>
              <table:table-cell office:value-type="float" office:value="53.53">
                <text:p>53.53</text:p>
              </table:table-cell>
              <table:table-cell office:value-type="float" office:value="55.2">
                <text:p>55.2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.95">
                <text:p>53.95</text:p>
              </table:table-cell>
              <table:table-cell office:value-type="float" office:value="53.44">
                <text:p>53.44</text:p>
              </table:table-cell>
              <table:table-cell office:value-type="float" office:value="54.09">
                <text:p>54.09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53.39">
                <text:p>53.39</text:p>
              </table:table-cell>
              <table:table-cell office:value-type="float" office:value="54.07">
                <text:p>54.07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4.18">
                <text:p>54.18</text:p>
              </table:table-cell>
              <table:table-cell office:value-type="float" office:value="53.38">
                <text:p>53.38</text:p>
              </table:table-cell>
              <table:table-cell office:value-type="float" office:value="54.27">
                <text:p>54.27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.27">
                <text:p>54.27</text:p>
              </table:table-cell>
              <table:table-cell office:value-type="float" office:value="53.38">
                <text:p>53.38</text:p>
              </table:table-cell>
              <table:table-cell office:value-type="float" office:value="54.3">
                <text:p>54.3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4.82">
                <text:p>54.82</text:p>
              </table:table-cell>
              <table:table-cell office:value-type="float" office:value="53.38">
                <text:p>53.38</text:p>
              </table:table-cell>
              <table:table-cell office:value-type="float" office:value="54.91">
                <text:p>54.91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4.83">
                <text:p>54.83</text:p>
              </table:table-cell>
              <table:table-cell office:value-type="float" office:value="53.36">
                <text:p>53.36</text:p>
              </table:table-cell>
              <table:table-cell office:value-type="float" office:value="54.91">
                <text:p>54.91</text:p>
              </table:table-cell>
              <table:table-cell office:value-type="float" office:value="53.46">
                <text:p>53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15cm" svg:height="10.527cm" xlink:href=".." xlink:type="simple" chart:class="chart:scatter" chart:style-name="ch1">
        <chart:legend chart:legend-position="end" svg:x="15.731cm" svg:y="4.715cm" style:legend-expansion="high" chart:style-name="ch2"/>
        <chart:plot-area chart:style-name="ch3" table:cell-range-address="final_results.B545:final_results.B558 final_results.G544:final_results.H558" chart:data-source-has-labels="row" svg:x="0.374cm" svg:y="0.21cm" svg:width="14.983cm" svg:height="10.107cm">
          <chartooo:coordinate-region svg:x="1.101cm" svg:y="0.409cm" svg:width="14.069cm" svg:height="9.2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_results.G545:final_results.G558" chart:label-cell-address="final_results.G544:final_results.G544" chart:class="chart:scatter">
            <chart:domain table:cell-range-address="final_results.B545:final_results.B558"/>
            <chart:data-point chart:repeated="14"/>
          </chart:series>
          <chart:series chart:style-name="ch8" chart:values-cell-range-address="final_results.H545:final_results.H558" chart:label-cell-address="final_results.H544:final_results.H544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up 0</text:p>
                <draw:g>
                  <svg:desc>final_results.G544:final_results.G544</svg:desc>
                </draw:g>
              </table:table-cell>
              <table:table-cell office:value-type="string">
                <text:p>Speedup 1</text:p>
                <draw:g>
                  <svg:desc>final_results.H544:final_results.H5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_results.B545:final_results.B558</svg:desc>
                </draw:g>
              </table:table-cell>
              <table:table-cell office:value-type="float" office:value="1">
                <text:p>1</text:p>
                <draw:g>
                  <svg:desc>final_results.G545:final_results.G558</svg:desc>
                </draw:g>
              </table:table-cell>
              <table:table-cell office:value-type="float" office:value="1">
                <text:p>1</text:p>
                <draw:g>
                  <svg:desc>final_results.H545:final_results.H5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2935989549314">
                <text:p>1.32935989549314</text:p>
              </table:table-cell>
              <table:table-cell office:value-type="float" office:value="1.32968647942521">
                <text:p>1.32968647942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3403205918619">
                <text:p>1.43403205918619</text:p>
              </table:table-cell>
              <table:table-cell office:value-type="float" office:value="1.43413173652695">
                <text:p>1.43413173652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4651741293532">
                <text:p>1.44651741293532</text:p>
              </table:table-cell>
              <table:table-cell office:value-type="float" office:value="1.4770542354435">
                <text:p>1.4770542354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8884418434528">
                <text:p>1.48884418434528</text:p>
              </table:table-cell>
              <table:table-cell office:value-type="float" office:value="1.49770093801729">
                <text:p>1.49770093801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9047967777371">
                <text:p>1.49047967777371</text:p>
              </table:table-cell>
              <table:table-cell office:value-type="float" office:value="1.50880118584399">
                <text:p>1.50880118584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7856883399927">
                <text:p>1.47856883399927</text:p>
              </table:table-cell>
              <table:table-cell office:value-type="float" office:value="1.51666977090706">
                <text:p>1.51666977090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7749546279492">
                <text:p>1.47749546279492</text:p>
              </table:table-cell>
              <table:table-cell office:value-type="float" office:value="1.5212030637026">
                <text:p>1.5212030637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0898980537535">
                <text:p>1.50898980537535</text:p>
              </table:table-cell>
              <table:table-cell office:value-type="float" office:value="1.52376497005988">
                <text:p>1.5237649700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0759259259259">
                <text:p>1.50759259259259</text:p>
              </table:table-cell>
              <table:table-cell office:value-type="float" office:value="1.52519198351751">
                <text:p>1.52519198351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50258397932817">
                <text:p>1.50258397932817</text:p>
              </table:table-cell>
              <table:table-cell office:value-type="float" office:value="1.52547770700637">
                <text:p>1.52547770700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50009213193293">
                <text:p>1.50009213193293</text:p>
              </table:table-cell>
              <table:table-cell office:value-type="float" office:value="1.52547770700637">
                <text:p>1.5254777070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850419554907">
                <text:p>1.4850419554907</text:p>
              </table:table-cell>
              <table:table-cell office:value-type="float" office:value="1.52547770700637">
                <text:p>1.52547770700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8477111070582">
                <text:p>1.48477111070582</text:p>
              </table:table-cell>
              <table:table-cell office:value-type="float" office:value="1.52604947526237">
                <text:p>1.52604947526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07cm" svg:height="12.22cm" xlink:href=".." xlink:type="simple" chart:class="chart:scatter" chart:style-name="ch1">
        <chart:title svg:x="9.014cm" svg:y="0.38cm" chart:style-name="ch2">
          <text:p>thread test</text:p>
        </chart:title>
        <chart:legend chart:legend-position="end" svg:x="17.355cm" svg:y="5.811cm" style:legend-expansion="high" chart:style-name="ch3"/>
        <chart:plot-area chart:style-name="ch4" table:cell-range-address="final_results.B565:final_results.B600 final_results.D565:final_results.D600" svg:x="0.404cm" svg:y="1.403cm" svg:width="16.547cm" svg:height="10.573cm">
          <chartooo:coordinate-region svg:x="1.211cm" svg:y="1.602cm" svg:width="15.368cm" svg:height="9.7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inal_results.D565:final_results.D600" chart:class="chart:scatter">
            <chart:domain table:cell-range-address="final_results.B565:final_results.B600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_results.B565:final_results.B600</svg:desc>
                </draw:g>
              </table:table-cell>
              <table:table-cell office:value-type="float" office:value="1">
                <text:p>1</text:p>
                <draw:g>
                  <svg:desc>final_results.D565:final_results.D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833971902937">
                <text:p>1.84833971902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5321964128198">
                <text:p>2.55321964128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7321395943724">
                <text:p>3.17321395943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94704545454545">
                <text:p>3.9470454545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1929347826087">
                <text:p>4.71929347826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2034329307057">
                <text:p>5.5203432930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28555917480999">
                <text:p>6.28555917480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02832861189802">
                <text:p>7.02832861189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9488330341113">
                <text:p>7.79488330341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.5472074468085">
                <text:p>11.5472074468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5.2744063324538">
                <text:p>15.2744063324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7.1780415430267">
                <text:p>17.178041543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9.5134831460674">
                <text:p>19.5134831460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7.6544585987261">
                <text:p>27.6544585987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1.691605839416">
                <text:p>31.69160583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37.754347826087">
                <text:p>37.754347826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56.2038834951456">
                <text:p>56.203883495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9.8862068965517">
                <text:p>59.8862068965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82.3080568720379">
                <text:p>82.3080568720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4.256578947368">
                <text:p>114.256578947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  <table:table-cell office:value-type="float" office:value="130.578947368421">
                <text:p>130.578947368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135.6796875">
                <text:p>135.67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180.90625">
                <text:p>180.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">
                <text:p>450</text:p>
              </table:table-cell>
              <table:table-cell office:value-type="float" office:value="171.950495049505">
                <text:p>171.950495049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19.835443037975">
                <text:p>219.835443037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">
                <text:p>600</text:p>
              </table:table-cell>
              <table:table-cell office:value-type="float" office:value="214.407407407407">
                <text:p>214.40740740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0">
                <text:p>650</text:p>
              </table:table-cell>
              <table:table-cell office:value-type="float" office:value="211.792682926829">
                <text:p>211.792682926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">
                <text:p>700</text:p>
              </table:table-cell>
              <table:table-cell office:value-type="float" office:value="209.240963855422">
                <text:p>209.240963855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">
                <text:p>750</text:p>
              </table:table-cell>
              <table:table-cell office:value-type="float" office:value="204.317647058824">
                <text:p>204.317647058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">
                <text:p>800</text:p>
              </table:table-cell>
              <table:table-cell office:value-type="float" office:value="214.407407407407">
                <text:p>214.407407407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0">
                <text:p>850</text:p>
              </table:table-cell>
              <table:table-cell office:value-type="float" office:value="206.75">
                <text:p>206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">
                <text:p>900</text:p>
              </table:table-cell>
              <table:table-cell office:value-type="float" office:value="211.792682926829">
                <text:p>211.792682926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0">
                <text:p>950</text:p>
              </table:table-cell>
              <table:table-cell office:value-type="float" office:value="280.112903225806">
                <text:p>280.112903225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280.112903225806">
                <text:p>280.112903225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4">
                <text:p>1024</text:p>
              </table:table-cell>
              <table:table-cell office:value-type="float" office:value="280.112903225806">
                <text:p>280.112903225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94cm" svg:height="12.512cm" xlink:href=".." xlink:type="simple" chart:class="chart:scatter" chart:style-name="ch1">
        <chart:legend chart:legend-position="end" svg:x="17.483cm" svg:y="5.957cm" style:legend-expansion="high" chart:style-name="ch2"/>
        <chart:plot-area chart:style-name="ch3" table:cell-range-address="final_results.S151:final_results.S180 final_results.U151:final_results.U180" chart:data-source-has-labels="row" svg:x="0.391cm" svg:y="0.25cm" svg:width="16.701cm" svg:height="12.012cm">
          <chartooo:coordinate-region svg:x="1.012cm" svg:y="0.449cm" svg:width="15.708cm" svg:height="11.1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results.U152:final_results.U180" chart:label-cell-address="final_results.U151:final_results.U151" chart:class="chart:scatter">
            <chart:domain table:cell-range-address="final_results.S152:final_results.S18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ime </text:p>
                <draw:g>
                  <svg:desc>final_results.U151:final_results.U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final_results.S152:final_results.S180</svg:desc>
                </draw:g>
              </table:table-cell>
              <table:table-cell office:value-type="float" office:value="0.01">
                <text:p>0.01</text:p>
                <draw:g>
                  <svg:desc>final_results.U152:final_results.U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">
                <text:p>16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">
                <text:p>190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0">
                <text:p>220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0">
                <text:p>2400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0">
                <text:p>2600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0">
                <text:p>28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0">
                <text:p>3200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0">
                <text:p>3600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0">
                <text:p>3800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00">
                <text:p>4500</text:p>
              </table:table-cell>
              <table:table-cell office:value-type="float" office:value="41.86">
                <text:p>41.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2cm" svg:y="3.954cm" style:legend-expansion="high" chart:style-name="ch2"/>
        <chart:plot-area chart:style-name="ch3" table:cell-range-address="final_results.I526:final_results.J533 final_results.L526:final_results.L533" svg:x="0.319cm" svg:y="0.18cm" svg:width="12.562cm" svg:height="8.645cm">
          <chartooo:coordinate-region svg:x="0.94cm" svg:y="0.379cm" svg:width="11.84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_results.J526:final_results.J533" chart:class="chart:scatter">
            <chart:domain table:cell-range-address="final_results.I526:final_results.I533"/>
            <chart:data-point chart:repeated="8"/>
          </chart:series>
          <chart:series chart:style-name="ch8" chart:values-cell-range-address="final_results.L526:final_results.L53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_results.I526:final_results.I533</svg:desc>
                </draw:g>
              </table:table-cell>
              <table:table-cell office:value-type="float" office:value="50.85">
                <text:p>50.85</text:p>
                <draw:g>
                  <svg:desc>final_results.J526:final_results.J533</svg:desc>
                </draw:g>
              </table:table-cell>
              <table:table-cell office:value-type="float" office:value="50.84">
                <text:p>50.84</text:p>
                <draw:g>
                  <svg:desc>final_results.L526:final_results.L5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67">
                <text:p>38.67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99">
                <text:p>35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.64">
                <text:p>35.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.71">
                <text:p>34.71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66">
                <text:p>34.66</text:p>
              </table:table-cell>
              <table:table-cell office:value-type="float" office:value="34.29">
                <text:p>34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96">
                <text:p>34.96</text:p>
              </table:table-cell>
              <table:table-cell office:value-type="float" office:value="34.14">
                <text:p>3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96">
                <text:p>34.96</text:p>
              </table:table-cell>
              <table:table-cell office:value-type="float" office:value="34.04">
                <text:p>34.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